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7" style:family="table">
      <style:table-properties style:width="19.491cm" fo:margin-left="-1.228cm" table:align="left" style:writing-mode="lr-tb"/>
    </style:style>
    <style:style style:name="Table7.A" style:family="table-column">
      <style:table-column-properties style:column-width="19.491cm"/>
    </style:style>
    <style:style style:name="Table7.1" style:family="table-row">
      <style:table-row-properties style:min-row-height="1.293cm"/>
    </style:style>
    <style:style style:name="Table7.A1" style:family="table-cell">
      <style:table-cell-properties fo:padding="0cm" fo:border="none"/>
    </style:style>
    <style:style style:name="Table1" style:family="table">
      <style:table-properties style:width="19.502cm" fo:margin-left="-1.228cm" fo:break-before="auto" fo:break-after="auto" table:align="left"/>
    </style:style>
    <style:style style:name="Table1.A" style:family="table-column">
      <style:table-column-properties style:column-width="16.896cm"/>
    </style:style>
    <style:style style:name="Table1.B" style:family="table-column">
      <style:table-column-properties style:column-width="2.605cm"/>
    </style:style>
    <style:style style:name="Table1.1" style:family="table-row">
      <style:table-row-properties style:min-row-height="0.898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fo:background-color="transparent" fo:padding="0.049cm" fo:border-left="2pt solid #f8aa97" fo:border-right="none" fo:border-top="none" fo:border-bottom="none">
        <style:background-image/>
      </style:table-cell-properties>
    </style:style>
    <style:style style:name="Table1.2" style:family="table-row">
      <style:table-row-properties style:min-row-height="19.616cm"/>
    </style:style>
    <style:style style:name="Table3" style:family="table">
      <style:table-properties style:width="16.798cm" table:align="margins" style:writing-mode="lr-tb"/>
    </style:style>
    <style:style style:name="Table3.A" style:family="table-column">
      <style:table-column-properties style:column-width="12.053cm" style:rel-column-width="47024*"/>
    </style:style>
    <style:style style:name="Table3.B" style:family="table-column">
      <style:table-column-properties style:column-width="4.745cm" style:rel-column-width="1851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98cm" table:align="margins" style:writing-mode="lr-tb"/>
    </style:style>
    <style:style style:name="Table4.A" style:family="table-column">
      <style:table-column-properties style:column-width="12.053cm" style:rel-column-width="47024*"/>
    </style:style>
    <style:style style:name="Table4.B" style:family="table-column">
      <style:table-column-properties style:column-width="4.745cm" style:rel-column-width="1851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6.798cm" table:align="margins" style:writing-mode="lr-tb"/>
    </style:style>
    <style:style style:name="Table5.A" style:family="table-column">
      <style:table-column-properties style:column-width="12.053cm" style:rel-column-width="47023*"/>
    </style:style>
    <style:style style:name="Table5.B" style:family="table-column">
      <style:table-column-properties style:column-width="4.745cm" style:rel-column-width="18512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6.798cm" table:align="margins" style:writing-mode="lr-tb"/>
    </style:style>
    <style:style style:name="Table6.A" style:family="table-column">
      <style:table-column-properties style:column-width="12.051cm" style:rel-column-width="47015*"/>
    </style:style>
    <style:style style:name="Table6.B" style:family="table-column">
      <style:table-column-properties style:column-width="4.747cm" style:rel-column-width="18520*"/>
    </style:style>
    <style:style style:name="Table6.A1" style:family="table-cell">
      <style:table-cell-properties fo:padding="0cm" fo:border="none"/>
    </style:style>
    <style:style style:name="Table2" style:family="table">
      <style:table-properties style:width="16.798cm" table:align="margins" style:writing-mode="lr-tb"/>
    </style:style>
    <style:style style:name="Table2.A" style:family="table-column">
      <style:table-column-properties style:column-width="12.051cm" style:rel-column-width="47014*"/>
    </style:style>
    <style:style style:name="Table2.B" style:family="table-column">
      <style:table-column-properties style:column-width="4.747cm" style:rel-column-width="18521*"/>
    </style:style>
    <style:style style:name="Table2.A1" style:family="table-cell">
      <style:table-cell-properties fo:padding="0cm" fo:border="none"/>
    </style:style>
    <style:style style:name="Table9" style:family="table">
      <style:table-properties style:width="16.798cm" table:align="margins" style:writing-mode="lr-tb"/>
    </style:style>
    <style:style style:name="Table9.A" style:family="table-column">
      <style:table-column-properties style:column-width="12.051cm" style:rel-column-width="47015*"/>
    </style:style>
    <style:style style:name="Table9.B" style:family="table-column">
      <style:table-column-properties style:column-width="4.747cm" style:rel-column-width="18520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6.798cm" table:align="margins" style:writing-mode="lr-tb"/>
    </style:style>
    <style:style style:name="Table10.A" style:family="table-column">
      <style:table-column-properties style:column-width="12.051cm" style:rel-column-width="47015*"/>
    </style:style>
    <style:style style:name="Table10.B" style:family="table-column">
      <style:table-column-properties style:column-width="4.747cm" style:rel-column-width="18520*"/>
    </style:style>
    <style:style style:name="Table10.A1" style:family="table-cell">
      <style:table-cell-properties fo:padding="0cm" fo:border="none"/>
    </style:style>
    <style:style style:name="Table8" style:family="table">
      <style:table-properties style:width="16.838cm" fo:margin-left="0cm" table:align="left" style:writing-mode="lr-tb"/>
    </style:style>
    <style:style style:name="Table8.A" style:family="table-column">
      <style:table-column-properties style:column-width="6.546cm"/>
    </style:style>
    <style:style style:name="Table8.B" style:family="table-column">
      <style:table-column-properties style:column-width="10.292cm"/>
    </style:style>
    <style:style style:name="Table8.1" style:family="table-row">
      <style:table-row-properties style:min-row-height="1.706cm"/>
    </style:style>
    <style:style style:name="Table8.A1" style:family="table-cell">
      <style:table-cell-properties fo:padding="0cm" fo:border="none"/>
    </style:style>
    <style:style style:name="P1" style:family="paragraph" style:parent-style-name="Default">
      <loext:graphic-properties draw:fill="none" draw:fill-color="#ffffff" draw:opacity="100%"/>
      <style:paragraph-properties fo:text-align="start" style:justify-single-word="false" fo:orphans="2" fo:widows="2" fo:background-color="transparent" style:writing-mode="lr-tb"/>
      <style:text-properties fo:color="#000000" style:font-name="Alice" fo:font-size="12pt" fo:font-style="normal" fo:font-weight="bold" officeooo:rsid="0087653a" officeooo:paragraph-rsid="0712150a" style:font-size-asian="12pt" style:font-style-asian="normal" style:font-weight-asian="bold" style:font-size-complex="12pt" style:font-weight-complex="bold"/>
    </style:style>
    <style:style style:name="P2" style:family="paragraph" style:parent-style-name="Default">
      <loext:graphic-properties draw:fill="none" draw:fill-color="#ffffff" draw:opacity="100%"/>
      <style:paragraph-properties fo:text-align="start" style:justify-single-word="false" fo:orphans="2" fo:widows="2" fo:background-color="transparent" style:writing-mode="lr-tb"/>
      <style:text-properties fo:color="#000000" style:font-name="Alice" fo:font-size="12pt" fo:font-style="normal" fo:font-weight="bold" officeooo:paragraph-rsid="0712150a" style:font-size-asian="12pt" style:font-style-asian="normal" style:font-weight-asian="bold" style:font-size-complex="12pt" style:font-weight-complex="bold"/>
    </style:style>
    <style:style style:name="P3" style:family="paragraph" style:parent-style-name="Default">
      <loext:graphic-properties draw:fill="none" draw:fill-color="#ffffff" draw:opacity="100%"/>
      <style:paragraph-properties fo:text-align="start" style:justify-single-word="false" fo:orphans="2" fo:widows="2" fo:background-color="transparent" style:writing-mode="lr-tb">
        <style:tab-stops>
          <style:tab-stop style:position="0.088cm"/>
          <style:tab-stop style:position="0.284cm"/>
        </style:tab-stops>
      </style:paragraph-properties>
      <style:text-properties fo:color="#000000" style:font-name="Alice" fo:font-size="12pt" fo:font-style="normal" fo:font-weight="bold" officeooo:paragraph-rsid="0712150a" style:font-size-asian="8pt" style:font-style-asian="normal" style:font-weight-asian="normal" style:font-size-complex="8pt" style:font-weight-complex="normal"/>
    </style:style>
    <style:style style:name="P4" style:family="paragraph" style:parent-style-name="Default">
      <loext:graphic-properties draw:fill="none" draw:fill-color="#ffffff" draw:opacity="100%"/>
      <style:paragraph-properties fo:text-align="start" style:justify-single-word="false" fo:orphans="2" fo:widows="2" fo:background-color="transparent" style:writing-mode="lr-tb"/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officeooo:paragraph-rsid="074456b4" style:letter-kerning="true" fo:background-color="transparent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P5" style:family="paragraph" style:parent-style-name="Standard">
      <loext:graphic-properties draw:fill="none" draw:fill-color="#ffffff" draw:opacity="100%"/>
      <style:paragraph-properties fo:text-align="center" style:justify-single-word="false" fo:orphans="2" fo:widows="2" fo:background-color="transparent" style:writing-mode="lr-tb">
        <style:tab-stops>
          <style:tab-stop style:position="4.807cm"/>
        </style:tab-stops>
      </style:paragraph-properties>
      <style:text-properties officeooo:paragraph-rsid="073192ae"/>
    </style:style>
    <style:style style:name="P6" style:family="paragraph" style:parent-style-name="Standard">
      <loext:graphic-properties draw:fill="none" draw:fill-color="#ffffff"/>
      <style:paragraph-properties fo:text-align="center" style:justify-single-word="false" fo:orphans="2" fo:widows="2" fo:background-color="transparent" style:writing-mode="lr-tb">
        <style:tab-stops>
          <style:tab-stop style:position="4.807cm"/>
        </style:tab-stops>
      </style:paragraph-properties>
      <style:text-properties style:use-window-font-color="true" style:font-name="Open Sans" fo:font-size="17pt" fo:font-style="normal" fo:font-weight="bold" officeooo:rsid="001caebc" officeooo:paragraph-rsid="0129f65f" style:font-size-asian="13pt" style:font-style-asian="normal" style:font-weight-asian="bold" style:font-size-complex="13pt" style:font-weight-complex="bold"/>
    </style:style>
    <style:style style:name="P7" style:family="paragraph" style:parent-style-name="Standard">
      <loext:graphic-properties draw:fill="none" draw:fill-color="#ffffff"/>
      <style:paragraph-properties fo:text-align="center" style:justify-single-word="false" fo:orphans="2" fo:widows="2" fo:background-color="transparent" style:writing-mode="lr-tb">
        <style:tab-stops>
          <style:tab-stop style:position="4.807cm"/>
        </style:tab-stops>
      </style:paragraph-properties>
      <style:text-properties fo:font-variant="normal" fo:text-transform="none" style:use-window-font-color="true" style:font-name="Open Sans" fo:font-size="8.5pt" fo:letter-spacing="normal" fo:language="en" fo:country="IN" fo:font-style="normal" fo:font-weight="bold" officeooo:rsid="068bc85e" officeooo:paragraph-rsid="0671719b" style:letter-kerning="true" fo:background-color="transparent" style:font-name-asian="DejaVu Sans" style:font-size-asian="8.5pt" style:language-asian="zh" style:country-asian="CN" style:font-style-asian="normal" style:font-weight-asian="bold" style:font-name-complex="Liberation Sans1" style:font-size-complex="8.5pt" style:language-complex="hi" style:country-complex="IN" style:font-style-complex="normal" style:font-weight-complex="bold"/>
    </style:style>
    <style:style style:name="P8" style:family="paragraph" style:parent-style-name="Defaul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6ce442e"/>
    </style:style>
    <style:style style:name="P9" style:family="paragraph" style:parent-style-name="Defaul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2b89301"/>
    </style:style>
    <style:style style:name="P10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fo:font-size="9pt" fo:font-weight="normal" officeooo:rsid="0085f6a8" officeooo:paragraph-rsid="04449041" style:font-size-asian="11pt" style:font-weight-asian="normal" style:font-size-complex="11pt" style:font-weight-complex="normal"/>
    </style:style>
    <style:style style:name="P11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fo:font-size="9pt" fo:font-weight="normal" officeooo:rsid="0085f6a8" officeooo:paragraph-rsid="05835af8" style:font-size-asian="11pt" style:font-weight-asian="normal" style:font-size-complex="11pt" style:font-weight-complex="normal"/>
    </style:style>
    <style:style style:name="P12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Open Sans" fo:font-size="8pt" fo:font-weight="normal" officeooo:rsid="0085f6a8" officeooo:paragraph-rsid="079277b7" fo:background-color="transparent" style:font-size-asian="8pt" style:font-weight-asian="bold" style:font-size-complex="8pt" style:font-weight-complex="bold"/>
    </style:style>
    <style:style style:name="P13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color="#00b274" style:font-name="Open Sans" fo:font-size="9pt" fo:font-weight="normal" officeooo:rsid="0085f6a8" officeooo:paragraph-rsid="06836f6a" fo:background-color="transparent" style:font-size-asian="9pt" style:font-weight-asian="bold" style:font-size-complex="9pt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style:font-name="Open Sans" fo:font-size="9pt" fo:letter-spacing="normal" fo:language="en" fo:country="IN" fo:font-style="normal" fo:font-weight="normal" officeooo:rsid="02330f0d" officeooo:paragraph-rsid="01552df2" style:letter-kerning="true" fo:background-color="transparent" style:font-name-asian="DejaVu Sans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weight-complex="normal"/>
    </style:style>
    <style:style style:name="P15" style:family="paragraph" style:parent-style-name="Standard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/>
      <style:text-properties fo:font-size="9pt" officeooo:rsid="02330f0d" officeooo:paragraph-rsid="058a861a" style:font-size-asian="11pt" style:font-size-complex="11pt"/>
    </style:style>
    <style:style style:name="P16" style:family="paragraph" style:parent-style-name="Standard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/>
      <style:text-properties style:use-window-font-color="true" style:font-name="Open Sans" fo:font-size="8pt" officeooo:rsid="02330f0d" fo:background-color="transparent" style:font-size-asian="8pt" style:font-size-complex="8pt"/>
    </style:style>
    <style:style style:name="P17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style:writing-mode="lr-tb"/>
      <style:text-properties officeooo:paragraph-rsid="0588d268"/>
    </style:style>
    <style:style style:name="P18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style:writing-mode="lr-tb"/>
      <style:text-properties officeooo:paragraph-rsid="065747f1"/>
    </style:style>
    <style:style style:name="P19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b274" style:font-name="Open Sans" fo:font-size="9pt" fo:letter-spacing="normal" fo:language="en" fo:country="IN" fo:font-style="normal" fo:font-weight="normal" officeooo:rsid="06997d20" officeooo:paragraph-rsid="01a97bfa" style:letter-kerning="true" fo:background-color="transparent" style:font-name-asian="DejaVu Sans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italic" style:font-weight-complex="normal"/>
    </style:style>
    <style:style style:name="P20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text:number-lines="false" text:line-number="0" style:writing-mode="lr-tb"/>
      <style:text-properties fo:color="#000000" style:font-name="Alice" fo:font-size="10pt" fo:font-style="normal" fo:font-weight="bold" officeooo:rsid="0238e09e" officeooo:paragraph-rsid="074456b4" style:font-name-asian="DejaVu Sans" style:font-size-asian="10pt" style:font-style-asian="normal" style:font-weight-asian="bold" style:font-name-complex="Liberation Sans1" style:font-size-complex="10pt" style:font-weight-complex="bold"/>
    </style:style>
    <style:style style:name="P21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text:number-lines="false" text:line-number="0" style:writing-mode="lr-tb"/>
      <style:text-properties fo:color="#000000" style:font-name="Alice" fo:font-size="10pt" fo:font-style="normal" fo:font-weight="bold" officeooo:rsid="0085f6a8" officeooo:paragraph-rsid="074456b4" style:font-name-asian="DejaVu Sans" style:font-size-asian="10pt" style:font-style-asian="normal" style:font-weight-asian="bold" style:font-name-complex="Liberation Sans1" style:font-size-complex="10pt" style:font-weight-complex="bold"/>
    </style:style>
    <style:style style:name="P22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text:number-lines="false" text:line-number="0" style:writing-mode="lr-tb"/>
      <style:text-properties fo:color="#000000" style:font-name="Alice" fo:font-size="10pt" fo:font-style="normal" fo:font-weight="normal" officeooo:rsid="0085f6a8" officeooo:paragraph-rsid="074456b4" style:font-name-asian="DejaVu Sans" style:font-size-asian="10pt" style:font-style-asian="normal" style:font-weight-asian="bold" style:font-name-complex="Liberation Sans1" style:font-size-complex="10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officeooo:paragraph-rsid="0742f76f" style:letter-kerning="true" fo:background-color="transparent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margin-left="0cm" fo:margin-right="0.3cm" fo:text-align="start" style:justify-single-word="false" fo:text-indent="0cm" style:auto-text-indent="false" fo:background-color="transparent" text:number-lines="false" text:line-number="0"/>
      <style:text-properties fo:color="#000000" style:font-name="Open Sans" fo:font-size="9pt" fo:font-weight="normal" officeooo:rsid="03f3f827" officeooo:paragraph-rsid="0705fc49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 draw:fill-color="#ffffff" draw:opacity="100%"/>
      <style:paragraph-properties fo:margin-left="0cm" fo:margin-right="0.3cm" fo:text-align="start" style:justify-single-word="false" fo:text-indent="0cm" style:auto-text-indent="false" fo:background-color="transparent" text:number-lines="false" text:line-number="0"/>
      <style:text-properties fo:color="#780373" style:font-name="Open Sans" fo:font-size="9pt" fo:font-weight="bold" officeooo:rsid="0024f3ff" officeooo:paragraph-rsid="0024f3ff" style:font-name-asian="DejaVu Sans" style:font-size-asian="9pt" style:font-weight-asian="bold" style:font-name-complex="Liberation Sans1" style:font-size-complex="9pt" style:font-weight-complex="bold"/>
    </style:style>
    <style:style style:name="P26" style:family="paragraph" style:parent-style-name="Table_20_Contents">
      <loext:graphic-properties draw:fill="none" draw:fill-color="#ffffff" draw:opacity="100%"/>
      <style:paragraph-properties fo:margin-left="0cm" fo:margin-right="0.3cm" fo:text-align="start" style:justify-single-word="false" fo:text-indent="0cm" style:auto-text-indent="false" fo:background-color="transparent" text:number-lines="false" text:line-number="0"/>
      <style:text-properties fo:color="#780373" style:font-name="Open Sans" fo:font-size="9pt" fo:font-weight="bold" officeooo:rsid="002312f4" officeooo:paragraph-rsid="002312f4" style:font-name-asian="DejaVu Sans" style:font-size-asian="9pt" style:font-weight-asian="bold" style:font-name-complex="Liberation Sans1" style:font-size-complex="9pt" style:font-weight-complex="bold"/>
    </style:style>
    <style:style style:name="P27" style:family="paragraph" style:parent-style-name="Table_20_Contents">
      <loext:graphic-properties draw:fill="none" draw:fill-color="#ffffff" draw:opacity="100%"/>
      <style:paragraph-properties fo:margin-left="0cm" fo:margin-right="0.3cm" fo:text-align="start" style:justify-single-word="false" fo:text-indent="0cm" style:auto-text-indent="false" fo:background-color="transparent" text:number-lines="false" text:line-number="0"/>
      <style:text-properties fo:color="#780373" style:font-name="Open Sans" fo:font-size="9pt" fo:font-weight="bold" officeooo:rsid="001caebc" officeooo:paragraph-rsid="001d5985" style:font-name-asian="DejaVu Sans" style:font-size-asian="9pt" style:font-weight-asian="bold" style:font-name-complex="Liberation Sans1" style:font-size-complex="9pt" style:font-weight-complex="bold"/>
    </style:style>
    <style:style style:name="P28" style:family="paragraph" style:parent-style-name="Default">
      <loext:graphic-properties draw:fill="none" draw:fill-color="#ffffff" draw:opacity="100%"/>
      <style:paragraph-properties fo:margin-left="0cm" fo:margin-right="0.3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color="#000000" style:font-name="Alice" fo:font-size="10pt" fo:font-style="normal" fo:font-weight="bold" officeooo:rsid="0085f6a8" officeooo:paragraph-rsid="074456b4" style:font-name-asian="DejaVu Sans" style:font-size-asian="10pt" style:font-style-asian="normal" style:font-weight-asian="bold" style:font-name-complex="Liberation Sans1" style:font-size-complex="10pt" style:font-weight-complex="bold"/>
    </style:style>
    <style:style style:name="P29" style:family="paragraph" style:parent-style-name="Default">
      <loext:graphic-properties draw:fill="none" draw:fill-color="#ffffff" draw:opacity="100%"/>
      <style:paragraph-properties fo:margin-left="0cm" fo:margin-right="0.3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color="#000000" style:font-name="Alice" fo:font-size="10pt" fo:font-style="normal" fo:font-weight="normal" officeooo:rsid="0085f6a8" officeooo:paragraph-rsid="074456b4" style:font-name-asian="DejaVu Sans" style:font-size-asian="10pt" style:font-style-asian="normal" style:font-weight-asian="bold" style:font-name-complex="Liberation Sans1" style:font-size-complex="10pt" style:font-weight-complex="bold"/>
    </style:style>
    <style:style style:name="P30" style:family="paragraph" style:parent-style-name="Default">
      <loext:graphic-properties draw:fill="none" draw:fill-color="#ffffff" draw:opacity="100%"/>
      <style:paragraph-properties fo:margin-left="0cm" fo:margin-right="0.3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officeooo:paragraph-rsid="074456b4"/>
    </style:style>
    <style:style style:name="P31" style:family="paragraph" style:parent-style-name="Default">
      <loext:graphic-properties draw:fill="none" draw:fill-color="#ffffff" draw:opacity="100%"/>
      <style:paragraph-properties fo:margin-left="0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use-window-font-color="true" style:font-name="Open Sans" fo:font-size="9pt" fo:font-weight="normal" officeooo:paragraph-rsid="0742f76f" style:font-size-asian="9pt" style:font-weight-asian="normal" style:font-size-complex="9pt" style:font-weight-complex="normal"/>
    </style:style>
    <style:style style:name="P32" style:family="paragraph" style:parent-style-name="Default">
      <loext:graphic-properties draw:fill="none" draw:fill-color="#ffffff" draw:opacity="100%"/>
      <style:paragraph-properties fo:margin-left="0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use-window-font-color="true" style:font-name="Open Sans" fo:font-size="9pt" fo:font-weight="normal" officeooo:rsid="001caebc" officeooo:paragraph-rsid="0742f76f" style:font-name-asian="DejaVu Sans" style:font-size-asian="9pt" style:font-weight-asian="normal" style:font-name-complex="Liberation Sans1" style:font-size-complex="9pt" style:font-weight-complex="normal"/>
    </style:style>
    <style:style style:name="P33" style:family="paragraph" style:parent-style-name="Default">
      <loext:graphic-properties draw:fill="none" draw:fill-color="#ffffff" draw:opacity="100%"/>
      <style:paragraph-properties fo:margin-left="-1.199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style:font-name="Alice" fo:font-size="12pt" fo:font-style="normal" fo:font-weight="bold" officeooo:paragraph-rsid="077b4555"/>
    </style:style>
    <style:style style:name="P34" style:family="paragraph" style:parent-style-name="Default">
      <loext:graphic-properties draw:fill="none" draw:fill-color="#ffffff" draw:opacity="100%"/>
      <style:paragraph-properties fo:margin-left="-1.199cm" fo:margin-right="0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b6bd" style:font-name="Open Sans" fo:font-size="8pt" fo:letter-spacing="normal" fo:language="en" fo:country="IN" fo:font-style="normal" fo:font-weight="normal" officeooo:rsid="028aac3c" officeooo:paragraph-rsid="007f54b1" style:letter-kerning="true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bold"/>
    </style:style>
    <style:style style:name="P35" style:family="paragraph" style:parent-style-name="Default">
      <loext:graphic-properties draw:fill="none" draw:fill-color="#ffffff" draw:opacity="100%"/>
      <style:paragraph-properties fo:margin-left="-1.199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style:font-name="Alice" fo:font-size="12pt" fo:font-style="normal" fo:font-weight="bold" officeooo:paragraph-rsid="066eb390"/>
    </style:style>
    <style:style style:name="P36" style:family="paragraph" style:parent-style-name="Table_20_Contents">
      <loext:graphic-properties draw:fill="none" draw:fill-color="#ffffff" draw:opacity="100%"/>
      <style:paragraph-properties fo:margin-left="0.801cm" fo:margin-right="0.101cm" fo:text-align="end" style:justify-single-word="false" fo:text-indent="0cm" style:auto-text-indent="false" fo:background-color="transparent" text:number-lines="false" text:line-number="0"/>
      <style:text-properties fo:color="#5e8ac7" style:font-name="Open Sans" fo:font-size="9pt" fo:font-weight="bold" officeooo:rsid="001caebc" officeooo:paragraph-rsid="001caebc" style:font-name-asian="DejaVu Sans" style:font-size-asian="9pt" style:font-weight-asian="bold" style:font-name-complex="Liberation Sans1" style:font-size-complex="9pt" style:font-weight-complex="bold"/>
    </style:style>
    <style:style style:name="P37" style:family="paragraph" style:parent-style-name="Table_20_Contents">
      <loext:graphic-properties draw:fill="none" draw:fill-color="#ffffff" draw:opacity="100%"/>
      <style:paragraph-properties fo:margin-left="0.801cm" fo:margin-right="0.101cm" fo:text-align="end" style:justify-single-word="false" fo:text-indent="0cm" style:auto-text-indent="false" fo:background-color="transparent" text:number-lines="false" text:line-number="0"/>
      <style:text-properties fo:color="#127622" style:font-name="Open Sans" fo:font-size="9pt" fo:font-weight="bold" officeooo:rsid="06c50c88" officeooo:paragraph-rsid="00224606" style:font-name-asian="DejaVu Sans" style:font-size-asian="9pt" style:font-weight-asian="bold" style:font-name-complex="Liberation Sans1" style:font-size-complex="9pt" style:font-weight-complex="bold"/>
    </style:style>
    <style:style style:name="P38" style:family="paragraph" style:parent-style-name="Table_20_Contents">
      <loext:graphic-properties draw:fill="none" draw:fill-color="#ffffff" draw:opacity="100%"/>
      <style:paragraph-properties fo:margin-left="0.801cm" fo:margin-right="0.101cm" fo:text-align="end" style:justify-single-word="false" fo:text-indent="0cm" style:auto-text-indent="false" fo:background-color="transparent" text:number-lines="false" text:line-number="0"/>
      <style:text-properties fo:color="#127622" style:font-name="Open Sans" fo:font-size="9pt" fo:font-weight="bold" officeooo:rsid="00269751" officeooo:paragraph-rsid="001f5cf9" style:font-name-asian="DejaVu Sans" style:font-size-asian="9pt" style:font-weight-asian="bold" style:font-name-complex="Liberation Sans1" style:font-size-complex="9pt" style:font-weight-complex="bold"/>
    </style:style>
    <style:style style:name="P39" style:family="paragraph" style:parent-style-name="Table_20_Contents">
      <loext:graphic-properties draw:fill="none" draw:fill-color="#ffffff" draw:opacity="100%"/>
      <style:paragraph-properties fo:margin-left="0.801cm" fo:margin-right="0.101cm" fo:text-align="end" style:justify-single-word="false" fo:text-indent="0cm" style:auto-text-indent="false" fo:background-color="transparent" text:number-lines="false" text:line-number="0"/>
      <style:text-properties fo:color="#127622" style:font-name="Open Sans" fo:font-size="9pt" fo:font-weight="bold" officeooo:rsid="001caebc" officeooo:paragraph-rsid="001f5cf9" style:font-name-asian="DejaVu Sans" style:font-size-asian="9pt" style:font-weight-asian="bold" style:font-name-complex="Liberation Sans1" style:font-size-complex="9pt" style:font-weight-complex="bold"/>
    </style:style>
    <style:style style:name="P40" style:family="paragraph" style:parent-style-name="Default">
      <loext:graphic-properties draw:fill="none" draw:fill-color="#ffffff" draw:opacity="100%"/>
      <style:paragraph-properties fo:margin-left="0.101cm" fo:margin-right="0.101cm" fo:text-align="justify" style:justify-single-word="false" fo:orphans="2" fo:widows="2" fo:text-indent="0cm" style:auto-text-indent="false" fo:background-color="transparent" style:writing-mode="lr-tb"/>
      <style:text-properties fo:color="#000000" style:font-name="Alice" fo:font-size="10pt" fo:font-style="normal" fo:font-weight="bold" officeooo:rsid="0085f6a8" officeooo:paragraph-rsid="0712150a" style:font-size-asian="10pt" style:font-style-asian="normal" style:font-weight-asian="bold" style:font-size-complex="10pt" style:font-weight-complex="bold"/>
    </style:style>
    <style:style style:name="P41" style:family="paragraph" style:parent-style-name="Default">
      <loext:graphic-properties draw:fill="none" draw:fill-color="#ffffff" draw:opacity="100%"/>
      <style:paragraph-properties fo:margin-left="0.101cm" fo:margin-right="0.101cm" fo:text-align="justify" style:justify-single-word="false" fo:orphans="2" fo:widows="2" fo:text-indent="0cm" style:auto-text-indent="false" fo:background-color="transparent" style:writing-mode="lr-tb"/>
      <style:text-properties fo:color="#000000" style:font-name="Alice" fo:font-size="10pt" officeooo:paragraph-rsid="0712150a" style:font-size-asian="10pt" style:font-size-complex="10pt"/>
    </style:style>
    <style:style style:name="P42" style:family="paragraph" style:parent-style-name="Default">
      <loext:graphic-properties draw:fill="none" draw:fill-color="#ffffff" draw:opacity="100%"/>
      <style:paragraph-properties fo:margin-left="0.101cm" fo:margin-right="0.101cm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Open Sans" fo:font-size="9pt" officeooo:paragraph-rsid="0742f76f" style:font-size-asian="9pt" style:font-size-complex="9pt"/>
    </style:style>
    <style:style style:name="P43" style:family="paragraph" style:parent-style-name="Default">
      <loext:graphic-properties draw:fill="none" draw:fill-color="#ffffff" draw:opacity="100%"/>
      <style:paragraph-properties fo:margin-left="0.101cm" fo:margin-right="0.101cm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Open Sans" fo:font-size="9pt" fo:font-weight="normal" officeooo:rsid="001caebc" officeooo:paragraph-rsid="0742f76f" style:font-name-asian="DejaVu Sans" style:font-size-asian="9pt" style:font-weight-asian="normal" style:font-name-complex="Liberation Sans1" style:font-size-complex="9pt" style:font-weight-complex="normal"/>
    </style:style>
    <style:style style:name="P44" style:family="paragraph" style:parent-style-name="Default">
      <loext:graphic-properties draw:fill="none" draw:fill-color="#ffffff" draw:opacity="100%"/>
      <style:paragraph-properties fo:margin-left="0.101cm" fo:margin-right="0.101cm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Open Sans" fo:font-size="9pt" fo:font-weight="normal" officeooo:rsid="0625466a" officeooo:paragraph-rsid="0742f76f" style:font-name-asian="DejaVu Sans" style:font-size-asian="9pt" style:font-weight-asian="normal" style:font-name-complex="Liberation Sans1" style:font-size-complex="9pt" style:font-weight-complex="normal"/>
    </style:style>
    <style:style style:name="P45" style:family="paragraph" style:parent-style-name="Default" style:master-page-name="">
      <loext:graphic-properties draw:fill="none" draw:fill-color="#ffffff" draw:opacity="100%"/>
      <style:paragraph-properties fo:margin-left="0.101cm" fo:margin-right="0.101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235cm"/>
        </style:tab-stops>
      </style:paragraph-properties>
      <style:text-properties style:use-window-font-color="true" style:font-name="Open Sans" fo:font-size="9pt" fo:font-style="normal" fo:font-weight="bold" officeooo:rsid="0085f6a8" officeooo:paragraph-rsid="0712150a" style:font-size-asian="9pt" style:font-style-asian="normal" style:font-weight-asian="bold" style:font-size-complex="9pt" style:font-weight-complex="bold"/>
    </style:style>
    <style:style style:name="P46" style:family="paragraph" style:parent-style-name="Standard">
      <style:text-properties fo:font-size="9pt" officeooo:rsid="0742f76f" officeooo:paragraph-rsid="0742f76f" style:font-size-asian="9pt" style:font-size-complex="9pt"/>
    </style:style>
    <style:style style:name="P47" style:family="paragraph" style:parent-style-name="Table_20_Contents">
      <loext:graphic-properties draw:fill="none" draw:fill-color="#ffffff" draw:opacity="100%"/>
      <style:paragraph-properties fo:margin-left="0cm" fo:margin-right="0cm" fo:text-indent="0cm" style:auto-text-indent="false" fo:background-color="transparent" text:number-lines="false" text:line-number="0"/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officeooo:paragraph-rsid="05da7080" style:letter-kerning="true" fo:background-color="transparent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officeooo:paragraph-rsid="0742f76f" style:letter-kerning="true" fo:background-color="transparent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P49" style:family="paragraph" style:parent-style-name="Default">
      <loext:graphic-properties draw:fill="none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officeooo:paragraph-rsid="001caebc" style:letter-kerning="true" fo:background-color="transparent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P50" style:family="paragraph" style:parent-style-name="Default" style:list-style-name="WWNum1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302cm"/>
        </style:tab-stops>
      </style:paragraph-properties>
      <style:text-properties fo:color="#000000" style:font-name="Open Sans" fo:font-size="9pt" officeooo:paragraph-rsid="001caebc" style:font-size-asian="9pt" style:font-size-complex="9pt"/>
    </style:style>
    <style:style style:name="P51" style:family="paragraph" style:parent-style-name="Default" style:list-style-name="WWNum1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302cm"/>
        </style:tab-stops>
      </style:paragraph-properties>
      <style:text-properties fo:color="#000000" style:font-name="Open Sans" fo:font-size="9pt" officeooo:paragraph-rsid="044cd2ab" style:font-size-asian="9pt" style:font-size-complex="9pt"/>
    </style:style>
    <style:style style:name="P52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fo:color="#000000" style:font-name="Open Sans" fo:font-size="9pt" officeooo:paragraph-rsid="06619a4b" style:font-size-asian="9pt" style:font-size-complex="9pt"/>
    </style:style>
    <style:style style:name="P53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fo:color="#000000" style:font-name="Open Sans" fo:font-size="9pt" officeooo:paragraph-rsid="07863f63" style:font-size-asian="9pt" style:font-size-complex="9pt"/>
    </style:style>
    <style:style style:name="P54" style:family="paragraph" style:parent-style-name="Default" style:list-style-name="WWNum1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302cm"/>
        </style:tab-stops>
      </style:paragraph-properties>
      <style:text-properties style:use-window-font-color="true" style:font-name="Open Sans" fo:font-size="8pt" officeooo:rsid="04aeb02a" officeooo:paragraph-rsid="04aef3a6" style:font-size-asian="8pt" style:font-size-complex="8pt"/>
    </style:style>
    <style:style style:name="P55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officeooo:rsid="054aeb9c" officeooo:paragraph-rsid="054aeb9c" style:font-size-asian="9pt" style:font-size-complex="9pt"/>
    </style:style>
    <style:style style:name="P56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officeooo:rsid="038b7c78" officeooo:paragraph-rsid="04cf8408" style:font-size-asian="9pt" style:font-size-complex="9pt"/>
    </style:style>
    <style:style style:name="P57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fo:font-style="normal" fo:font-weight="normal" officeooo:rsid="062cff9c" officeooo:paragraph-rsid="062cff9c" style:font-size-asian="9pt" style:font-style-asian="normal" style:font-weight-asian="normal" style:font-size-complex="9pt"/>
    </style:style>
    <style:style style:name="P58" style:family="paragraph" style:parent-style-name="Default" style:list-style-name="WWNum4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fo:font-style="normal" fo:font-weight="normal" officeooo:rsid="050fdb10" officeooo:paragraph-rsid="050fdb10" style:font-size-asian="9pt" style:font-style-asian="normal" style:font-weight-asian="normal" style:font-size-complex="9pt" style:font-weight-complex="normal"/>
    </style:style>
    <style:style style:name="P59" style:family="paragraph" style:parent-style-name="Default" style:list-style-name="WWNum5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fo:font-style="normal" fo:font-weight="normal" officeooo:rsid="050fdb10" officeooo:paragraph-rsid="050fdb10" style:font-size-asian="9pt" style:font-style-asian="normal" style:font-weight-asian="normal" style:font-size-complex="9pt" style:font-weight-complex="normal"/>
    </style:style>
    <style:style style:name="P60" style:family="paragraph" style:parent-style-name="Default" style:list-style-name="WWNum6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088cm"/>
          <style:tab-stop style:position="0.284cm"/>
        </style:tab-stops>
      </style:paragraph-properties>
      <style:text-properties style:use-window-font-color="true" style:font-name="Open Sans" fo:font-size="9pt" fo:font-style="normal" fo:font-weight="normal" officeooo:rsid="074c3c64" officeooo:paragraph-rsid="074c3c64" style:font-size-asian="9pt" style:font-style-asian="normal" style:font-weight-asian="normal" style:font-size-complex="9pt" style:font-weight-complex="normal"/>
    </style:style>
    <style:style style:name="P61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style:use-window-font-color="true" style:font-name="Open Sans" fo:font-size="9pt" fo:font-weight="normal" officeooo:paragraph-rsid="04cf8408" style:font-size-asian="9pt" style:font-weight-asian="normal" style:font-size-complex="9pt"/>
    </style:style>
    <style:style style:name="P62" style:family="paragraph" style:parent-style-name="Default" style:list-style-name="WWNum3">
      <loext:graphic-properties draw:fill="none" draw:fill-color="#ffffff" draw:opacity="100%"/>
      <style:paragraph-properties fo:margin-left="0.101cm" fo:margin-right="0.3cm" fo:text-align="start" style:justify-single-word="false" fo:orphans="2" fo:widows="2" fo:text-indent="0cm" style:auto-text-indent="false" fo:background-color="transparent" style:writing-mode="lr-tb">
        <style:tab-stops>
          <style:tab-stop style:position="0.284cm"/>
        </style:tab-stops>
      </style:paragraph-properties>
      <style:text-properties officeooo:paragraph-rsid="046ada7c"/>
    </style:style>
    <style:style style:name="P63" style:family="paragraph" style:parent-style-name="Default">
      <loext:graphic-properties draw:fill="none" draw:fill-color="#ffffff" draw:opacity="100%"/>
      <style:paragraph-properties fo:margin-left="0cm" fo:margin-right="0.101cm" fo:text-align="end" style:justify-single-word="false" fo:orphans="2" fo:widows="2" fo:text-indent="0cm" style:auto-text-indent="false" fo:background-color="transparent" style:writing-mode="lr-tb"/>
      <style:text-properties officeooo:paragraph-rsid="0588d268"/>
    </style:style>
    <style:style style:name="P64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Open Sans" fo:font-size="9pt" fo:font-weight="normal" officeooo:rsid="0085f6a8" officeooo:paragraph-rsid="07afa95e" fo:background-color="transparent" style:font-size-asian="9pt" style:font-weight-asian="bold" style:font-size-complex="9pt" style:font-weight-complex="bold"/>
    </style:style>
    <style:style style:name="P65" style:family="paragraph" style:parent-style-name="Preformatted_20_Text">
      <loext:graphic-properties draw:fill="none" draw:fill-color="#ffffff" draw:opacity="100%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style:font-name="Open Sans" fo:font-size="9pt" fo:letter-spacing="normal" fo:language="en" fo:country="IN" fo:font-style="normal" fo:font-weight="normal" officeooo:rsid="068d3d89" officeooo:paragraph-rsid="07b0433a" style:letter-kerning="true" fo:background-color="transparent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weight-complex="normal"/>
    </style:style>
    <style:style style:name="T1" style:family="text">
      <style:text-properties fo:font-variant="normal" fo:text-transform="none" fo:letter-spacing="normal" fo:font-weight="normal"/>
    </style:style>
    <style:style style:name="T2" style:family="text">
      <style:text-properties fo:font-variant="normal" fo:text-transform="none" fo:letter-spacing="normal" fo:font-weight="normal" officeooo:rsid="00bb6941"/>
    </style:style>
    <style:style style:name="T3" style:family="text">
      <style:text-properties fo:font-variant="normal" fo:text-transform="none" fo:letter-spacing="normal" fo:font-weight="normal" officeooo:rsid="023c2229"/>
    </style:style>
    <style:style style:name="T4" style:family="text">
      <style:text-properties fo:font-variant="normal" fo:text-transform="none" fo:letter-spacing="normal" fo:font-weight="normal" officeooo:rsid="02a06a81"/>
    </style:style>
    <style:style style:name="T5" style:family="text">
      <style:text-properties fo:font-variant="normal" fo:text-transform="none" fo:letter-spacing="normal" fo:font-weight="normal" officeooo:rsid="023e9f02"/>
    </style:style>
    <style:style style:name="T6" style:family="text">
      <style:text-properties fo:font-variant="normal" fo:text-transform="none" fo:letter-spacing="normal" fo:font-weight="normal" officeooo:rsid="0439cdb9"/>
    </style:style>
    <style:style style:name="T7" style:family="text">
      <style:text-properties fo:font-variant="normal" fo:text-transform="none" fo:letter-spacing="normal" fo:font-weight="normal" officeooo:rsid="058f7a20"/>
    </style:style>
    <style:style style:name="T8" style:family="text">
      <style:text-properties fo:font-variant="normal" fo:text-transform="none" fo:letter-spacing="normal" fo:font-weight="normal" officeooo:rsid="05918e8d"/>
    </style:style>
    <style:style style:name="T9" style:family="text">
      <style:text-properties fo:font-variant="normal" fo:text-transform="none" fo:letter-spacing="normal" fo:font-weight="normal" officeooo:rsid="0591eeef"/>
    </style:style>
    <style:style style:name="T10" style:family="text">
      <style:text-properties fo:font-variant="normal" fo:text-transform="none" fo:letter-spacing="normal" fo:font-weight="normal" officeooo:rsid="024177dc"/>
    </style:style>
    <style:style style:name="T11" style:family="text">
      <style:text-properties fo:font-variant="normal" fo:text-transform="none" fo:letter-spacing="normal" fo:font-weight="normal" officeooo:rsid="043c18f8"/>
    </style:style>
    <style:style style:name="T12" style:family="text">
      <style:text-properties fo:font-variant="normal" fo:text-transform="none" fo:letter-spacing="normal" fo:font-weight="normal" officeooo:rsid="05fcd03e"/>
    </style:style>
    <style:style style:name="T13" style:family="text">
      <style:text-properties fo:font-variant="normal" fo:text-transform="none" fo:letter-spacing="normal" fo:font-weight="normal" officeooo:rsid="023e9f02" style:font-weight-asian="normal" style:font-weight-complex="normal"/>
    </style:style>
    <style:style style:name="T14" style:family="text">
      <style:text-properties fo:font-variant="normal" fo:text-transform="none" fo:letter-spacing="normal" fo:language="en" fo:country="IN" fo:font-style="normal" fo:font-weight="bold" officeooo:rsid="0087653a" style:letter-kerning="true" style:font-name-asian="DejaVu Sans" style:language-asian="zh" style:country-asian="CN" style:font-style-asian="normal" style:font-name-complex="Liberation Sans1" style:language-complex="hi" style:country-complex="IN"/>
    </style:style>
    <style:style style:name="T15" style:family="text">
      <style:text-properties fo:font-variant="normal" fo:text-transform="none" fo:letter-spacing="normal" fo:language="en" fo:country="IN" fo:font-style="normal" fo:font-weight="bold" officeooo:rsid="068bc85e" style:letter-kerning="true" style:font-name-asian="DejaVu Sans" style:language-asian="zh" style:country-asian="CN" style:font-style-asian="normal" style:font-name-complex="Liberation Sans1" style:language-complex="hi" style:country-complex="IN" style:font-style-complex="normal"/>
    </style:style>
    <style:style style:name="T16" style:family="text">
      <style:text-properties fo:font-variant="normal" fo:text-transform="none" fo:letter-spacing="normal" fo:language="en" fo:country="IN" fo:font-style="normal" officeooo:rsid="065ced30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7" style:family="text">
      <style:text-properties fo:font-variant="normal" fo:text-transform="none" fo:letter-spacing="normal" fo:language="en" fo:country="IN" fo:font-style="normal" officeooo:rsid="063bb931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8" style:family="text">
      <style:text-properties fo:font-variant="normal" fo:text-transform="none" fo:letter-spacing="normal" fo:language="en" fo:country="IN" fo:font-style="normal" officeooo:rsid="06a63cc3" style:letter-kerning="true" style:font-name-asian="DejaVu Sans Mono" style:language-asian="zh" style:country-asian="CN" style:font-style-asian="normal" style:font-weight-asian="normal" style:font-name-complex="Liberation Mono" style:language-complex="hi" style:country-complex="IN" style:font-weight-complex="normal"/>
    </style:style>
    <style:style style:name="T19" style:family="text">
      <style:text-properties fo:font-variant="normal" fo:text-transform="none" fo:letter-spacing="normal" officeooo:rsid="023e9f02"/>
    </style:style>
    <style:style style:name="T20" style:family="text">
      <style:text-properties fo:font-variant="normal" fo:text-transform="none" style:use-window-font-color="true" style:font-name="Open Sans" fo:font-size="9pt" fo:letter-spacing="normal" fo:language="en" fo:country="IN" style:text-underline-style="none" style:letter-kerning="true" style:font-name-asian="DejaVu Sans" style:font-size-asian="9pt" style:language-asian="zh" style:country-asian="CN" style:font-name-complex="Liberation Sans1" style:font-size-complex="9pt" style:language-complex="hi" style:country-complex="IN" style:font-style-complex="italic"/>
    </style:style>
    <style:style style:name="T21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name-asian="DejaVu Sans" style:font-size-asian="9pt" style:language-asian="zh" style:country-asian="CN" style:font-name-complex="Liberation Sans1" style:font-size-complex="9pt" style:language-complex="hi" style:country-complex="IN" style:font-style-complex="italic"/>
    </style:style>
    <style:style style:name="T22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6dc3d6a" style:letter-kerning="true" style:font-name-asian="DejaVu Sans" style:font-size-asian="9pt" style:language-asian="zh" style:country-asian="CN" style:font-name-complex="Liberation Sans1" style:font-size-complex="9pt" style:language-complex="hi" style:country-complex="IN" style:font-style-complex="italic"/>
    </style:style>
    <style:style style:name="T23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78f3342" style:letter-kerning="true" style:font-name-asian="DejaVu Sans" style:font-size-asian="9pt" style:language-asian="zh" style:country-asian="CN" style:font-name-complex="Liberation Sans1" style:font-size-complex="9pt" style:language-complex="hi" style:country-complex="IN" style:font-style-complex="italic"/>
    </style:style>
    <style:style style:name="T24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757709f" style:letter-kerning="true" style:font-name-asian="DejaVu Sans" style:font-size-asian="9pt" style:language-asian="zh" style:country-asian="CN" style:font-name-complex="Liberation Sans1" style:font-size-complex="9pt" style:language-complex="hi" style:country-complex="IN" style:font-style-complex="italic"/>
    </style:style>
    <style:style style:name="T25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name-asian="DejaVu Sans" style:font-size-asian="9pt" style:language-asian="zh" style:country-asian="CN" style:font-weight-asian="bold" style:font-name-complex="Liberation Sans1" style:font-size-complex="9pt" style:language-complex="hi" style:country-complex="IN" style:font-style-complex="italic" style:font-weight-complex="bold"/>
    </style:style>
    <style:style style:name="T26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757709f" style:letter-kerning="true" style:font-name-asian="DejaVu Sans" style:font-size-asian="9pt" style:language-asian="zh" style:country-asian="CN" style:font-weight-asian="bold" style:font-name-complex="Liberation Sans1" style:font-size-complex="9pt" style:language-complex="hi" style:country-complex="IN" style:font-style-complex="italic" style:font-weight-complex="bold"/>
    </style:style>
    <style:style style:name="T27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28" style:family="text">
      <style:text-properties fo:font-variant="normal" fo:text-transform="none" style:use-window-font-color="true" style:font-name="Open Sans" fo:font-size="9pt" fo:letter-spacing="normal" fo:language="en" fo:country="IN" style:text-underline-style="none" style:letter-kerning="true" style:font-size-asian="9pt" style:language-asian="zh" style:country-asian="CN" style:font-size-complex="9pt" style:language-complex="hi" style:country-complex="IN" style:font-style-complex="italic"/>
    </style:style>
    <style:style style:name="T29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30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6dc3d6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31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size-asian="9pt" style:language-asian="zh" style:country-asian="CN" style:font-weight-asian="normal" style:font-size-complex="9pt" style:language-complex="hi" style:country-complex="IN" style:font-style-complex="italic" style:font-weight-complex="normal"/>
    </style:style>
    <style:style style:name="T32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74e8cfd" style:letter-kerning="true" fo:background-color="transparent" loext:char-shading-value="0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68bc85e" style:letter-kerning="true" fo:background-color="transparent" loext:char-shading-value="0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T34" style:family="text">
      <style:text-properties fo:font-variant="normal" fo:text-transform="none" style:use-window-font-color="true" style:font-name="Open Sans" fo:font-size="9pt" fo:letter-spacing="normal" fo:language="en" fo:country="IN" style:text-underline-style="none" fo:font-weight="normal" officeooo:rsid="06dc3d6a" style:letter-kerning="true" style:font-size-asian="9pt" style:language-asian="zh" style:country-asian="CN" style:font-weight-asian="normal" style:font-size-complex="9pt" style:language-complex="hi" style:country-complex="IN" style:font-style-complex="italic" style:font-weight-complex="normal"/>
    </style:style>
    <style:style style:name="T35" style:family="text">
      <style:text-properties fo:font-variant="normal" fo:text-transform="none" style:use-window-font-color="true" style:font-name="Open Sans" fo:font-size="9pt" fo:letter-spacing="normal" fo:language="en" fo:country="IN" style:text-underline-style="none" fo:font-weight="normal" officeooo:rsid="06dc3d6a" style:letter-kerning="true" style:font-name-asian="DejaVu Sans" style:font-size-asian="9pt" style:language-asian="zh" style:country-asian="CN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36" style:family="text">
      <style:text-properties fo:font-variant="normal" fo:text-transform="none" style:use-window-font-color="true" style:font-name="Open Sans" fo:font-size="9pt" fo:letter-spacing="normal" fo:language="en" fo:country="IN" style:text-underline-style="none" fo:font-weight="bold" officeooo:rsid="06dc3d6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37" style:family="text">
      <style:text-properties fo:font-variant="normal" fo:text-transform="none" style:use-window-font-color="true" style:font-name="Open Sans" fo:font-size="9pt" fo:letter-spacing="normal" fo:language="en" fo:country="IN" style:text-underline-style="none" fo:font-weight="bold" officeooo:rsid="0087653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38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4eae31c" style:letter-kerning="true" style:font-name-asian="DejaVu Sans" style:font-size-asian="9pt" style:language-asian="zh" style:country-asian="CN" style:font-weight-asian="normal" style:font-name-complex="Liberation Sans1" style:font-size-complex="9pt" style:language-complex="hi" style:country-complex="IN" style:font-weight-complex="normal"/>
    </style:style>
    <style:style style:name="T39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1d851e6" style:letter-kerning="true" style:font-name-asian="DejaVu Sans" style:font-size-asian="9pt" style:language-asian="zh" style:country-asian="CN" style:font-weight-asian="normal" style:font-name-complex="Liberation Sans1" style:font-size-complex="9pt" style:language-complex="hi" style:country-complex="IN" style:font-weight-complex="normal"/>
    </style:style>
    <style:style style:name="T40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407e252" style:letter-kerning="true" style:font-name-asian="DejaVu Sans" style:font-size-asian="9pt" style:language-asian="zh" style:country-asian="CN" style:font-weight-asian="normal" style:font-name-complex="Liberation Sans1" style:font-size-complex="9pt" style:language-complex="hi" style:country-complex="IN" style:font-weight-complex="normal"/>
    </style:style>
    <style:style style:name="T41" style:family="text">
      <style:text-properties fo:font-variant="normal" fo:text-transform="none" style:use-window-font-color="true" style:font-name="Open Sans" fo:font-size="9pt" fo:letter-spacing="normal" fo:language="en" fo:country="IN" fo:font-weight="normal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2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408ff33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3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47ded3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4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45e58a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5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68ac85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6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73bba1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7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6494a95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8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649bfaa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49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650da2b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50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64ab56e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51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72652a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52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75747f5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53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373ad73" style:letter-kerning="true" style:font-name-asian="DejaVu Sans" style:font-size-asian="9pt" style:language-asian="zh" style:country-asian="CN" style:font-name-complex="Liberation Sans1" style:font-size-complex="9pt" style:language-complex="hi" style:country-complex="IN"/>
    </style:style>
    <style:style style:name="T54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28aac3c" style:letter-kerning="true" style:font-name-asian="Times New Roman" style:font-size-asian="9pt" style:language-asian="zxx" style:country-asian="none" style:font-name-complex="Arial" style:font-size-complex="9pt" style:language-complex="ar" style:country-complex="SA" style:font-weight-complex="bold"/>
    </style:style>
    <style:style style:name="T55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53927de" style:letter-kerning="true" style:font-name-asian="Times New Roman" style:font-size-asian="9pt" style:language-asian="zxx" style:country-asian="none" style:font-name-complex="Arial" style:font-size-complex="9pt" style:language-complex="ar" style:country-complex="SA" style:font-weight-complex="bold"/>
    </style:style>
    <style:style style:name="T56" style:family="text">
      <style:text-properties fo:font-variant="normal" fo:text-transform="none" style:use-window-font-color="true" style:font-name="Open Sans" fo:font-size="9pt" fo:letter-spacing="normal" fo:language="en" fo:country="IN" fo:font-weight="normal" officeooo:rsid="02ef5097" style:letter-kerning="true" style:font-name-asian="Times New Roman" style:font-size-asian="9pt" style:language-asian="zxx" style:country-asian="none" style:font-name-complex="Arial" style:font-size-complex="9pt" style:language-complex="ar" style:country-complex="SA" style:font-weight-complex="bold"/>
    </style:style>
    <style:style style:name="T57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bold" officeooo:rsid="0087653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58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bold" officeooo:rsid="068bc85e" style:letter-kerning="true" fo:background-color="transparent" loext:char-shading-value="0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T59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normal" officeooo:rsid="06dc3d6a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60" style:family="text">
      <style:text-properties fo:font-variant="normal" fo:text-transform="none" style:use-window-font-color="true" style:font-name="Open Sans" fo:font-size="9pt" fo:letter-spacing="normal" fo:language="en" fo:country="IN" fo:font-style="normal" fo:font-weight="bold" officeooo:rsid="068bc85e" style:letter-kerning="true" fo:background-color="transparent" loext:char-shading-value="0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T61" style:family="text">
      <style:text-properties fo:font-variant="normal" fo:text-transform="none" style:use-window-font-color="true" style:font-name="Open Sans" fo:font-size="9pt" fo:letter-spacing="normal" officeooo:rsid="00b96c3c" style:font-size-asian="9pt" style:font-size-complex="9pt"/>
    </style:style>
    <style:style style:name="T62" style:family="text">
      <style:text-properties fo:font-variant="normal" fo:text-transform="none" style:use-window-font-color="true" style:font-name="Open Sans" fo:font-size="9pt" fo:letter-spacing="normal" officeooo:rsid="00bc5753" style:font-size-asian="9pt" style:font-size-complex="9pt"/>
    </style:style>
    <style:style style:name="T63" style:family="text">
      <style:text-properties fo:font-variant="normal" fo:text-transform="none" style:use-window-font-color="true" style:font-name="Open Sans" fo:font-size="9pt" fo:letter-spacing="normal" fo:font-weight="normal" officeooo:rsid="01f62f31" style:font-size-asian="9pt" style:font-weight-asian="normal" style:font-size-complex="9pt" style:font-weight-complex="normal"/>
    </style:style>
    <style:style style:name="T64" style:family="text">
      <style:text-properties fo:font-variant="normal" fo:text-transform="none" style:use-window-font-color="true" style:font-name="Open Sans" fo:font-size="9pt" fo:letter-spacing="normal" fo:font-weight="normal" officeooo:rsid="04e627e2" style:font-size-asian="9pt" style:font-weight-asian="normal" style:font-size-complex="9pt" style:font-weight-complex="normal"/>
    </style:style>
    <style:style style:name="T65" style:family="text">
      <style:text-properties fo:font-variant="normal" fo:text-transform="none" style:use-window-font-color="true" style:font-name="Open Sans" fo:font-size="9pt" fo:letter-spacing="normal" fo:font-weight="normal" officeooo:rsid="036a8e6d" style:font-size-asian="9pt" style:font-weight-asian="normal" style:font-size-complex="9pt" style:font-weight-complex="normal"/>
    </style:style>
    <style:style style:name="T66" style:family="text">
      <style:text-properties fo:font-variant="normal" fo:text-transform="none" style:use-window-font-color="true" style:font-name="Open Sans" fo:font-size="9pt" fo:letter-spacing="normal" fo:font-weight="normal" officeooo:rsid="00c9b48a" style:font-size-asian="9pt" style:font-size-complex="9pt"/>
    </style:style>
    <style:style style:name="T67" style:family="text">
      <style:text-properties fo:font-variant="normal" fo:text-transform="none" style:use-window-font-color="true" style:font-name="Open Sans" fo:font-size="9pt" fo:letter-spacing="normal" fo:font-weight="normal" officeooo:rsid="0373f545" style:font-size-asian="9pt" style:font-size-complex="9pt"/>
    </style:style>
    <style:style style:name="T68" style:family="text">
      <style:text-properties fo:font-variant="normal" fo:text-transform="none" style:use-window-font-color="true" style:font-name="Open Sans" fo:font-size="9pt" fo:letter-spacing="normal" fo:font-weight="normal" officeooo:rsid="0596e2f5" style:font-size-asian="9pt" style:font-size-complex="9pt"/>
    </style:style>
    <style:style style:name="T69" style:family="text">
      <style:text-properties fo:font-variant="normal" fo:text-transform="none" style:use-window-font-color="true" style:font-name="Open Sans" fo:font-size="9pt" fo:letter-spacing="normal" fo:font-weight="normal" officeooo:rsid="036a8e6d" style:font-size-asian="9pt" style:font-size-complex="9pt"/>
    </style:style>
    <style:style style:name="T70" style:family="text">
      <style:text-properties fo:font-variant="normal" fo:text-transform="none" style:use-window-font-color="true" style:font-name="Open Sans" fo:font-size="9pt" fo:letter-spacing="normal" fo:font-weight="normal" officeooo:rsid="0597f08b" style:font-size-asian="9pt" style:font-size-complex="9pt"/>
    </style:style>
    <style:style style:name="T71" style:family="text">
      <style:text-properties fo:font-variant="normal" fo:text-transform="none" style:use-window-font-color="true" style:font-name="Open Sans" fo:font-size="9pt" fo:letter-spacing="normal" fo:font-weight="normal" officeooo:rsid="059ac159" style:font-size-asian="9pt" style:font-size-complex="9pt"/>
    </style:style>
    <style:style style:name="T72" style:family="text">
      <style:text-properties fo:font-variant="normal" fo:text-transform="none" style:use-window-font-color="true" style:font-name="Open Sans" fo:font-size="9pt" fo:letter-spacing="normal" fo:font-weight="normal" officeooo:rsid="0375dfed" style:font-size-asian="9pt" style:font-size-complex="9pt"/>
    </style:style>
    <style:style style:name="T73" style:family="text">
      <style:text-properties fo:font-variant="normal" fo:text-transform="none" style:use-window-font-color="true" style:font-name="Open Sans" fo:font-size="9pt" fo:letter-spacing="normal" fo:font-weight="normal" officeooo:rsid="0376711d" style:font-size-asian="9pt" style:font-size-complex="9pt"/>
    </style:style>
    <style:style style:name="T74" style:family="text">
      <style:text-properties fo:font-variant="normal" fo:text-transform="none" style:use-window-font-color="true" style:font-name="Open Sans" fo:font-size="9pt" fo:letter-spacing="normal" fo:font-weight="normal" officeooo:rsid="0377e076" style:font-size-asian="9pt" style:font-size-complex="9pt"/>
    </style:style>
    <style:style style:name="T75" style:family="text">
      <style:text-properties fo:font-variant="normal" fo:text-transform="none" style:use-window-font-color="true" style:font-name="Open Sans" fo:font-size="9pt" fo:letter-spacing="normal" fo:font-weight="normal" officeooo:rsid="0378ab4d" style:font-size-asian="9pt" style:font-size-complex="9pt"/>
    </style:style>
    <style:style style:name="T76" style:family="text">
      <style:text-properties fo:font-variant="normal" fo:text-transform="none" style:use-window-font-color="true" style:font-name="Open Sans" fo:font-size="9pt" fo:letter-spacing="normal" fo:font-style="normal" fo:font-weight="normal" officeooo:rsid="026b005e" style:font-size-asian="9pt" style:font-style-asian="normal" style:font-weight-asian="bold" style:font-size-complex="9pt" style:font-weight-complex="bold"/>
    </style:style>
    <style:style style:name="T77" style:family="text">
      <style:text-properties fo:font-variant="normal" fo:text-transform="none" style:use-window-font-color="true" style:font-name="Open Sans" fo:font-size="9pt" fo:letter-spacing="normal" fo:font-style="normal" fo:font-weight="normal" officeooo:rsid="059e7560" style:font-size-asian="9pt" style:font-style-asian="normal" style:font-weight-asian="bold" style:font-size-complex="9pt" style:font-weight-complex="bold"/>
    </style:style>
    <style:style style:name="T78" style:family="text">
      <style:text-properties fo:font-variant="normal" fo:text-transform="none" style:use-window-font-color="true" style:font-name="Open Sans" fo:font-size="9pt" fo:letter-spacing="normal" fo:font-style="normal" fo:font-weight="normal" officeooo:rsid="026bff12" style:font-size-asian="9pt" style:font-style-asian="normal" style:font-weight-asian="bold" style:font-size-complex="9pt" style:font-weight-complex="bold"/>
    </style:style>
    <style:style style:name="T79" style:family="text">
      <style:text-properties fo:font-variant="normal" fo:text-transform="none" style:use-window-font-color="true" style:font-name="Open Sans" fo:font-size="9pt" fo:letter-spacing="normal" fo:font-style="normal" fo:font-weight="normal" officeooo:rsid="06694d51" style:font-size-asian="9pt" style:font-style-asian="normal" style:font-weight-asian="bold" style:font-size-complex="9pt" style:font-weight-complex="bold"/>
    </style:style>
    <style:style style:name="T80" style:family="text">
      <style:text-properties fo:font-variant="normal" fo:text-transform="none" style:use-window-font-color="true" style:font-name="Open Sans" fo:letter-spacing="normal" fo:language="en" fo:country="IN" fo:font-style="normal" style:text-underline-style="none" fo:font-weight="bold" officeooo:rsid="068bc85e" style:letter-kerning="true" fo:background-color="transparent" loext:char-shading-value="0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/>
    </style:style>
    <style:style style:name="T81" style:family="text">
      <style:text-properties fo:font-variant="normal" fo:text-transform="none" style:use-window-font-color="true" style:font-name="Open Sans" fo:font-size="10pt" fo:letter-spacing="normal" fo:language="en" fo:country="IN" fo:font-style="normal" style:text-underline-style="none" fo:font-weight="bold" officeooo:rsid="068bc85e" style:letter-kerning="true" fo:background-color="transparent" loext:char-shading-value="0" style:font-name-asian="DejaVu Sans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/>
    </style:style>
    <style:style style:name="T82" style:family="text">
      <style:text-properties fo:font-variant="normal" fo:text-transform="none" style:use-window-font-color="true" style:font-name="Open Sans" fo:font-size="10pt" fo:letter-spacing="normal" fo:language="en" fo:country="IN" fo:font-style="normal" style:text-underline-style="none" fo:font-weight="bold" officeooo:rsid="0733552a" style:letter-kerning="true" fo:background-color="transparent" loext:char-shading-value="0" style:font-name-asian="DejaVu Sans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/>
    </style:style>
    <style:style style:name="T83" style:family="text">
      <style:text-properties fo:font-variant="normal" fo:text-transform="none" style:use-window-font-color="true" style:font-name="Open Sans" fo:font-size="10pt" fo:letter-spacing="normal" fo:language="en" fo:country="IN" fo:font-style="normal" style:text-underline-style="none" fo:font-weight="bold" officeooo:rsid="0087653a" style:letter-kerning="true" fo:background-color="transparent" loext:char-shading-value="0" style:font-name-asian="DejaVu Sans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italic" style:font-weight-complex="bold"/>
    </style:style>
    <style:style style:name="T84" style:family="text">
      <style:text-properties fo:font-variant="normal" fo:text-transform="none" style:use-window-font-color="true" fo:letter-spacing="normal" fo:language="en" fo:country="IN" fo:font-style="normal" fo:font-weight="bold" officeooo:rsid="068bc85e" style:letter-kerning="true" fo:background-color="transparent" loext:char-shading-value="0" style:font-name-asian="DejaVu Sans" style:language-asian="zh" style:country-asian="CN" style:font-style-asian="normal" style:font-weight-asian="bold" style:font-name-complex="Liberation Sans1" style:language-complex="hi" style:country-complex="IN" style:font-style-complex="normal" style:font-weight-complex="bold"/>
    </style:style>
    <style:style style:name="T85" style:family="text">
      <style:text-properties fo:font-variant="normal" fo:text-transform="none" style:use-window-font-color="true" fo:letter-spacing="normal" fo:language="en" fo:country="IN" fo:font-style="normal" style:text-underline-style="none" fo:font-weight="bold" officeooo:rsid="0087653a" style:letter-kerning="true" style:font-name-asian="DejaVu Sans" style:language-asian="zh" style:country-asian="CN" style:font-style-asian="normal" style:font-weight-asian="bold" style:font-name-complex="Liberation Sans1" style:language-complex="hi" style:country-complex="IN" style:font-style-complex="italic" style:font-weight-complex="bold"/>
    </style:style>
    <style:style style:name="T86" style:family="text">
      <style:text-properties fo:font-variant="normal" fo:text-transform="none" style:use-window-font-color="true" fo:letter-spacing="normal" fo:language="en" fo:country="IN" fo:font-style="normal" style:text-underline-style="none" fo:font-weight="bold" officeooo:rsid="06dc3d6a" style:letter-kerning="true" style:font-name-asian="DejaVu Sans" style:language-asian="zh" style:country-asian="CN" style:font-style-asian="normal" style:font-weight-asian="bold" style:font-name-complex="Liberation Sans1" style:language-complex="hi" style:country-complex="IN" style:font-style-complex="italic" style:font-weight-complex="bold"/>
    </style:style>
    <style:style style:name="T87" style:family="text">
      <style:text-properties fo:font-variant="normal" fo:text-transform="none" style:use-window-font-color="true" fo:letter-spacing="normal" fo:language="en" fo:country="IN" fo:font-style="normal" style:text-underline-style="none" fo:font-weight="bold" officeooo:rsid="07914b28" style:letter-kerning="true" style:font-name-asian="DejaVu Sans" style:language-asian="zh" style:country-asian="CN" style:font-style-asian="normal" style:font-weight-asian="bold" style:font-name-complex="Liberation Sans1" style:language-complex="hi" style:country-complex="IN" style:font-style-complex="italic" style:font-weight-complex="bold"/>
    </style:style>
    <style:style style:name="T88" style:family="text">
      <style:text-properties fo:font-variant="normal" fo:text-transform="none" style:use-window-font-color="true" fo:letter-spacing="normal" fo:language="en" fo:country="IN" fo:font-style="normal" style:text-underline-style="none" fo:font-weight="bold" officeooo:rsid="07a57ca4" style:letter-kerning="true" style:font-name-asian="DejaVu Sans" style:language-asian="zh" style:country-asian="CN" style:font-style-asian="normal" style:font-weight-asian="bold" style:font-name-complex="Liberation Sans1" style:language-complex="hi" style:country-complex="IN" style:font-style-complex="italic" style:font-weight-complex="bold"/>
    </style:style>
    <style:style style:name="T89" style:family="text">
      <style:text-properties fo:font-variant="normal" fo:text-transform="none" style:use-window-font-color="true" fo:letter-spacing="normal" fo:language="en" fo:country="IN" fo:font-style="normal" style:text-underline-style="none" fo:font-weight="normal" officeooo:rsid="06dc3d6a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style-complex="italic" style:font-weight-complex="normal"/>
    </style:style>
    <style:style style:name="T90" style:family="text">
      <style:text-properties fo:font-variant="normal" fo:text-transform="none" style:use-window-font-color="true" fo:letter-spacing="normal" fo:language="en" fo:country="IN" fo:font-style="normal" style:text-underline-style="none" fo:font-weight="normal" officeooo:rsid="075eb4f2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style-complex="italic" style:font-weight-complex="normal"/>
    </style:style>
    <style:style style:name="T91" style:family="text">
      <style:text-properties fo:font-variant="normal" fo:text-transform="none" style:use-window-font-color="true" fo:letter-spacing="normal" fo:language="en" fo:country="IN" fo:font-style="normal" style:text-underline-style="none" fo:font-weight="normal" officeooo:rsid="075ce27b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style-complex="italic" style:font-weight-complex="normal"/>
    </style:style>
    <style:style style:name="T92" style:family="text">
      <style:text-properties fo:font-variant="normal" fo:text-transform="none" style:use-window-font-color="true" fo:letter-spacing="normal" fo:language="en" fo:country="IN" fo:font-style="normal" style:text-underline-style="none" officeooo:rsid="0087653a" style:letter-kerning="true" style:language-asian="zh" style:country-asian="CN" style:font-style-asian="normal" style:language-complex="hi" style:country-complex="IN" style:font-style-complex="italic"/>
    </style:style>
    <style:style style:name="T93" style:family="text">
      <style:text-properties fo:font-variant="normal" fo:text-transform="none" style:use-window-font-color="true" fo:letter-spacing="normal" fo:language="en" fo:country="IN" fo:font-style="normal" style:text-underline-style="none" officeooo:rsid="06dc3d6a" style:letter-kerning="true" style:language-asian="zh" style:country-asian="CN" style:font-style-asian="normal" style:language-complex="hi" style:country-complex="IN" style:font-style-complex="italic"/>
    </style:style>
    <style:style style:name="T94" style:family="text">
      <style:text-properties fo:font-variant="normal" fo:text-transform="none" style:use-window-font-color="true" fo:font-size="9pt" fo:letter-spacing="normal" fo:language="en" fo:country="IN" style:text-underline-style="none" officeooo:rsid="0087653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95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normal" officeooo:rsid="075f1bba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96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normal" officeooo:rsid="06dc3d6a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97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bold" officeooo:rsid="075f1bb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98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bold" officeooo:rsid="07adea66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99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bold" officeooo:rsid="0087653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0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bold" officeooo:rsid="07493100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1" style:family="text">
      <style:text-properties fo:font-variant="normal" fo:text-transform="none" style:use-window-font-color="true" fo:font-size="9pt" fo:letter-spacing="normal" fo:language="en" fo:country="IN" fo:font-style="normal" style:text-underline-style="none" fo:font-weight="bold" officeooo:rsid="0238e09e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2" style:family="text">
      <style:text-properties fo:font-variant="normal" fo:text-transform="none" style:use-window-font-color="true" style:font-name="Alice" fo:font-size="9pt" fo:letter-spacing="normal" fo:language="en" fo:country="IN" fo:font-style="normal" style:text-underline-style="none" fo:font-weight="bold" officeooo:rsid="0087653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3" style:family="text">
      <style:text-properties fo:font-variant="normal" fo:text-transform="none" style:use-window-font-color="true" style:font-name="Alice" fo:font-size="9pt" fo:letter-spacing="normal" fo:language="en" fo:country="IN" fo:font-style="normal" style:text-underline-style="none" fo:font-weight="bold" officeooo:rsid="0238e09e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4" style:family="text">
      <style:text-properties fo:font-variant="normal" fo:text-transform="none" style:use-window-font-color="true" style:font-name="Alice" fo:font-size="9pt" fo:letter-spacing="normal" fo:language="en" fo:country="IN" fo:font-style="normal" style:text-underline-style="none" fo:font-weight="bold" officeooo:rsid="07493100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5" style:family="text">
      <style:text-properties fo:font-variant="normal" fo:text-transform="none" style:use-window-font-color="true" style:font-name="Alice" fo:font-size="9pt" fo:letter-spacing="normal" fo:language="en" fo:country="IN" fo:font-style="normal" style:text-underline-style="none" fo:font-weight="normal" officeooo:rsid="06dc3d6a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06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bold" officeooo:rsid="0087653a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7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bold" officeooo:rsid="07493100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8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bold" officeooo:rsid="0238e09e" style:letter-kerning="true" style:font-name-asian="DejaVu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italic" style:font-weight-complex="bold"/>
    </style:style>
    <style:style style:name="T109" style:family="text">
      <style:text-properties fo:font-variant="normal" fo:text-transform="none" style:use-window-font-color="true" style:font-name="Open Sans" fo:font-size="9pt" fo:letter-spacing="normal" fo:language="en" fo:country="IN" fo:font-style="normal" style:text-underline-style="none" fo:font-weight="normal" officeooo:rsid="06dc3d6a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0" style:family="text">
      <style:text-properties fo:font-variant="normal" fo:text-transform="none" style:use-window-font-color="true" style:font-name="Open Sans" fo:font-size="9pt" fo:letter-spacing="normal" fo:language="en" fo:country="IN" style:text-underline-style="none" officeooo:rsid="0087653a" style:letter-kerning="true" style:font-size-asian="9pt" style:language-asian="zh" style:country-asian="CN" style:font-size-complex="9pt" style:language-complex="hi" style:country-complex="IN" style:font-style-complex="italic"/>
    </style:style>
    <style:style style:name="T111" style:family="text">
      <style:text-properties fo:font-variant="normal" fo:text-transform="none" fo:color="#00b274" style:font-name="Open Sans" fo:letter-spacing="normal" fo:language="en" fo:country="IN" fo:font-style="normal" style:text-underline-style="none" officeooo:rsid="0118f6d2" style:letter-kerning="true" style:font-name-asian="DejaVu Sans" style:font-size-asian="9pt" style:language-asian="zh" style:country-asian="CN" style:font-style-asian="normal" style:font-name-complex="Liberation Sans1" style:font-size-complex="9pt" style:language-complex="hi" style:country-complex="IN" style:font-style-complex="italic"/>
    </style:style>
    <style:style style:name="T112" style:family="text">
      <style:text-properties fo:font-variant="normal" fo:text-transform="none" fo:color="#00b274" style:font-name="Open Sans" fo:letter-spacing="normal" fo:language="en" fo:country="IN" fo:font-style="normal" style:text-underline-style="none" officeooo:rsid="06d2be78" style:letter-kerning="true" style:font-name-asian="DejaVu Sans" style:font-size-asian="9pt" style:language-asian="zh" style:country-asian="CN" style:font-style-asian="normal" style:font-name-complex="Liberation Sans1" style:font-size-complex="9pt" style:language-complex="hi" style:country-complex="IN" style:font-style-complex="italic"/>
    </style:style>
    <style:style style:name="T113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5b397f6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4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118f6d2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5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085f6a8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6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5b20b6f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7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362b6a9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8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754041e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19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6a21a81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20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6ce442e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21" style:family="text">
      <style:text-properties fo:font-variant="normal" fo:text-transform="none" fo:color="#00b274" style:font-name="Open Sans" fo:font-size="9pt" fo:letter-spacing="normal" fo:language="en" fo:country="IN" fo:font-style="normal" style:text-underline-style="none" fo:font-weight="normal" officeooo:rsid="07b39140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22" style:family="text">
      <style:text-properties fo:font-variant="normal" fo:text-transform="none" fo:color="#00b274" style:font-name="Open Sans" fo:font-size="9pt" fo:letter-spacing="normal" fo:language="en" fo:country="IN" fo:font-style="normal" fo:font-weight="normal" style:letter-kerning="true" fo:background-color="transparent" loext:char-shading-value="0" style:font-name-asian="DejaVu Sans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italic" style:font-weight-complex="normal"/>
    </style:style>
    <style:style style:name="T123" style:family="text">
      <style:text-properties fo:font-variant="normal" fo:text-transform="none" fo:color="#00b274" style:font-name="Open Sans" fo:font-size="9pt" fo:letter-spacing="normal" fo:language="en" fo:country="IN" fo:font-style="normal" fo:font-weight="normal" officeooo:rsid="06997d20" style:letter-kerning="true" fo:background-color="transparent" loext:char-shading-value="0" style:font-name-asian="DejaVu Sans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italic" style:font-weight-complex="normal"/>
    </style:style>
    <style:style style:name="T124" style:family="text">
      <style:text-properties fo:font-variant="normal" fo:text-transform="none" fo:color="#00b274" style:font-name="Open Sans" fo:font-size="9pt" fo:letter-spacing="normal" fo:language="en" fo:country="IN" style:text-underline-style="none" fo:font-weight="normal" officeooo:rsid="06ce442e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25" style:family="text">
      <style:text-properties fo:font-variant="normal" fo:text-transform="none" fo:color="#00b274" fo:letter-spacing="normal" fo:language="en" fo:country="IN" fo:font-style="normal" officeooo:rsid="05b397f6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26" style:family="text">
      <style:text-properties fo:font-variant="normal" fo:text-transform="none" fo:color="#00b274" fo:letter-spacing="normal" fo:language="en" fo:country="IN" fo:font-style="normal" officeooo:rsid="0118f6d2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27" style:family="text">
      <style:text-properties fo:font-variant="normal" fo:text-transform="none" fo:color="#00b274" fo:letter-spacing="normal" fo:language="en" fo:country="IN" fo:font-style="normal" officeooo:rsid="0753f2d6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28" style:family="text">
      <style:text-properties fo:font-variant="normal" fo:text-transform="none" fo:color="#00b274" fo:letter-spacing="normal" fo:language="en" fo:country="IN" fo:font-style="normal" officeooo:rsid="015e605d" style:letter-kerning="true" style:font-name-asian="DejaVu Sans Mono" style:language-asian="zh" style:country-asian="CN" style:font-style-asian="normal" style:font-weight-asian="normal" style:font-name-complex="Liberation Mono" style:language-complex="hi" style:country-complex="IN" style:font-weight-complex="normal"/>
    </style:style>
    <style:style style:name="T129" style:family="text">
      <style:text-properties fo:font-variant="normal" fo:text-transform="none" fo:color="#f04e4d" style:font-name="Open Sans" fo:font-size="9pt" fo:letter-spacing="normal" fo:language="en" fo:country="IN" fo:font-style="normal" style:text-underline-style="none" fo:font-weight="normal" officeooo:rsid="074e8cfd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0" style:family="text">
      <style:text-properties fo:font-variant="normal" fo:text-transform="none" fo:color="#f04e4d" fo:font-size="9pt" fo:letter-spacing="normal" fo:language="en" fo:country="IN" fo:font-style="normal" style:text-underline-style="none" officeooo:rsid="075050d7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1" style:family="text">
      <style:text-properties fo:font-variant="normal" fo:text-transform="none" fo:color="#f04e4d" fo:font-size="9pt" fo:letter-spacing="normal" fo:language="en" fo:country="IN" fo:font-style="normal" style:text-underline-style="none" officeooo:rsid="074e8cfd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2" style:family="text">
      <style:text-properties fo:font-variant="normal" fo:text-transform="none" fo:color="#f04e4d" fo:font-size="9pt" fo:letter-spacing="normal" fo:language="en" fo:country="IN" fo:font-style="normal" style:text-underline-style="none" officeooo:rsid="0793cf28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3" style:family="text">
      <style:text-properties fo:font-variant="normal" fo:text-transform="none" fo:color="#f04e4d" fo:font-size="9pt" fo:letter-spacing="normal" fo:language="en" fo:country="IN" fo:font-style="normal" style:text-underline-style="none" officeooo:rsid="079277b7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4" style:family="text">
      <style:text-properties fo:font-variant="normal" fo:text-transform="none" fo:color="#d99116" style:font-name="Open Sans" fo:letter-spacing="normal" fo:language="en" fo:country="IN" fo:font-style="normal" style:text-underline-style="none" officeooo:rsid="05b397f6" style:letter-kerning="true" style:font-name-asian="DejaVu Sans" style:font-size-asian="9pt" style:language-asian="zh" style:country-asian="CN" style:font-style-asian="normal" style:font-name-complex="Liberation Sans1" style:font-size-complex="9pt" style:language-complex="hi" style:country-complex="IN" style:font-style-complex="italic"/>
    </style:style>
    <style:style style:name="T135" style:family="text">
      <style:text-properties fo:font-variant="normal" fo:text-transform="none" fo:color="#d99116" style:font-name="Open Sans" fo:letter-spacing="normal" fo:language="en" fo:country="IN" fo:font-style="normal" style:text-underline-style="none" officeooo:rsid="0362b6a9" style:letter-kerning="true" style:font-name-asian="DejaVu Sans" style:font-size-asian="9pt" style:language-asian="zh" style:country-asian="CN" style:font-style-asian="normal" style:font-name-complex="Liberation Sans1" style:font-size-complex="9pt" style:language-complex="hi" style:country-complex="IN" style:font-style-complex="italic"/>
    </style:style>
    <style:style style:name="T136" style:family="text">
      <style:text-properties fo:font-variant="normal" fo:text-transform="none" fo:color="#d99116" style:font-name="Open Sans" fo:font-size="9pt" fo:letter-spacing="normal" fo:language="en" fo:country="IN" fo:font-style="normal" style:text-underline-style="none" fo:font-weight="normal" officeooo:rsid="05b397f6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7" style:family="text">
      <style:text-properties fo:font-variant="normal" fo:text-transform="none" fo:color="#d99116" style:font-name="Open Sans" fo:font-size="9pt" fo:letter-spacing="normal" fo:language="en" fo:country="IN" fo:font-style="normal" style:text-underline-style="none" fo:font-weight="normal" officeooo:rsid="05aea937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8" style:family="text">
      <style:text-properties fo:font-variant="normal" fo:text-transform="none" fo:color="#d99116" style:font-name="Open Sans" fo:font-size="9pt" fo:letter-spacing="normal" fo:language="en" fo:country="IN" fo:font-style="normal" style:text-underline-style="none" fo:font-weight="normal" officeooo:rsid="0118f6d2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39" style:family="text">
      <style:text-properties fo:font-variant="normal" fo:text-transform="none" fo:color="#d99116" style:font-name="Open Sans" fo:font-size="9pt" fo:letter-spacing="normal" fo:language="en" fo:country="IN" fo:font-style="normal" style:text-underline-style="none" fo:font-weight="normal" officeooo:rsid="065747f1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40" style:family="text">
      <style:text-properties fo:font-variant="normal" fo:text-transform="none" fo:color="#d99116" style:font-name="Open Sans" fo:font-size="9pt" fo:letter-spacing="normal" fo:language="en" fo:country="IN" fo:font-style="normal" style:text-underline-style="none" fo:font-weight="normal" officeooo:rsid="06ce442e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41" style:family="text">
      <style:text-properties fo:font-variant="normal" fo:text-transform="none" fo:color="#d99116" fo:font-size="9pt" fo:letter-spacing="normal" fo:language="en" fo:country="IN" fo:font-style="normal" style:text-underline-style="none" fo:font-weight="normal" officeooo:rsid="05aea937" style:letter-kerning="true" style:font-name-asian="DejaVu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italic" style:font-weight-complex="normal"/>
    </style:style>
    <style:style style:name="T142" style:family="text">
      <style:text-properties fo:font-variant="normal" fo:text-transform="none" fo:color="#d4711a" fo:letter-spacing="normal" fo:language="en" fo:country="IN" fo:font-style="normal" style:text-underline-style="none" officeooo:rsid="0087653a" style:letter-kerning="true" style:language-asian="zh" style:country-asian="CN" style:font-style-asian="normal" style:language-complex="hi" style:country-complex="IN" style:font-style-complex="italic"/>
    </style:style>
    <style:style style:name="T143" style:family="text">
      <style:text-properties fo:font-style="normal" fo:font-weight="normal" style:font-style-asian="normal" style:font-weight-asian="normal" style:font-weight-complex="normal"/>
    </style:style>
    <style:style style:name="T144" style:family="text">
      <style:text-properties fo:font-style="normal" fo:font-weight="normal" officeooo:rsid="039e695e" style:font-style-asian="normal" style:font-weight-asian="normal" style:font-weight-complex="normal"/>
    </style:style>
    <style:style style:name="T145" style:family="text">
      <style:text-properties fo:font-style="normal" fo:font-weight="normal" officeooo:rsid="039a33f8" style:font-style-asian="normal" style:font-weight-asian="normal" style:font-weight-complex="normal"/>
    </style:style>
    <style:style style:name="T146" style:family="text">
      <style:text-properties fo:font-style="normal" fo:font-weight="normal" officeooo:rsid="030f07ee" style:font-style-asian="normal" style:font-weight-asian="normal" style:font-weight-complex="normal"/>
    </style:style>
    <style:style style:name="T147" style:family="text">
      <style:text-properties fo:font-style="normal" fo:font-weight="normal" officeooo:rsid="039ad77a" style:font-style-asian="normal" style:font-weight-asian="normal" style:font-weight-complex="normal"/>
    </style:style>
    <style:style style:name="T148" style:family="text">
      <style:text-properties fo:font-style="normal" fo:font-weight="normal" officeooo:rsid="030fb2c1" style:font-style-asian="normal" style:font-weight-asian="normal" style:font-weight-complex="normal"/>
    </style:style>
    <style:style style:name="T149" style:family="text">
      <style:text-properties fo:font-style="normal" fo:font-weight="normal" officeooo:rsid="038d0672" style:font-style-asian="normal" style:font-weight-asian="normal" style:font-weight-complex="normal"/>
    </style:style>
    <style:style style:name="T150" style:family="text">
      <style:text-properties fo:font-style="normal" fo:font-weight="normal" officeooo:rsid="03ea1ebc" style:font-style-asian="normal" style:font-weight-asian="normal" style:font-weight-complex="normal"/>
    </style:style>
    <style:style style:name="T151" style:family="text">
      <style:text-properties fo:font-style="normal" fo:font-weight="normal" officeooo:rsid="03eada3c" style:font-style-asian="normal" style:font-weight-asian="normal" style:font-weight-complex="normal"/>
    </style:style>
    <style:style style:name="T152" style:family="text">
      <style:text-properties fo:font-style="normal" fo:font-weight="normal" officeooo:rsid="046f6fc0" style:font-style-asian="normal" style:font-weight-asian="normal" style:font-weight-complex="normal"/>
    </style:style>
    <style:style style:name="T153" style:family="text">
      <style:text-properties fo:font-style="normal" fo:font-weight="normal" officeooo:rsid="04cad9aa" style:font-style-asian="normal" style:font-weight-asian="normal" style:font-weight-complex="normal"/>
    </style:style>
    <style:style style:name="T154" style:family="text">
      <style:text-properties fo:font-style="normal" fo:font-weight="normal" officeooo:rsid="04f8022c" style:font-style-asian="normal" style:font-weight-asian="normal" style:font-weight-complex="normal"/>
    </style:style>
    <style:style style:name="T155" style:family="text">
      <style:text-properties fo:font-style="normal" fo:font-weight="normal" officeooo:rsid="05704aee" style:font-style-asian="normal" style:font-weight-asian="normal" style:font-weight-complex="normal"/>
    </style:style>
    <style:style style:name="T156" style:family="text">
      <style:text-properties fo:font-style="normal" fo:font-weight="normal" officeooo:rsid="0570a57a" style:font-style-asian="normal" style:font-weight-asian="normal" style:font-weight-complex="normal"/>
    </style:style>
    <style:style style:name="T157" style:family="text">
      <style:text-properties fo:font-style="normal" fo:font-weight="normal" officeooo:rsid="069ccd6f" style:font-style-asian="normal" style:font-weight-asian="normal" style:font-weight-complex="normal"/>
    </style:style>
    <style:style style:name="T158" style:family="text">
      <style:text-properties fo:font-style="normal" fo:font-weight="normal" officeooo:rsid="069d973f" style:font-style-asian="normal" style:font-weight-asian="normal" style:font-weight-complex="normal"/>
    </style:style>
    <style:style style:name="T159" style:family="text">
      <style:text-properties fo:font-style="normal" fo:font-weight="normal" officeooo:rsid="069ec29c" style:font-style-asian="normal" style:font-weight-asian="normal" style:font-weight-complex="normal"/>
    </style:style>
    <style:style style:name="T160" style:family="text">
      <style:text-properties fo:font-style="normal" fo:font-weight="normal" officeooo:rsid="069f6882" style:font-style-asian="normal" style:font-weight-asian="normal" style:font-weight-complex="normal"/>
    </style:style>
    <style:style style:name="T161" style:family="text">
      <style:text-properties fo:font-style="normal" fo:font-weight="normal" officeooo:rsid="06a1057b" style:font-style-asian="normal" style:font-weight-asian="normal" style:font-weight-complex="normal"/>
    </style:style>
    <style:style style:name="T162" style:family="text">
      <style:text-properties fo:font-style="normal" fo:font-weight="normal" officeooo:rsid="07ac444b" style:font-style-asian="normal" style:font-weight-asian="normal" style:font-weight-complex="normal"/>
    </style:style>
    <style:style style:name="T163" style:family="text">
      <style:text-properties fo:font-style="normal" fo:font-weight="bold" style:font-style-asian="normal" style:font-weight-asian="bold" style:font-weight-complex="bold"/>
    </style:style>
    <style:style style:name="T164" style:family="text">
      <style:text-properties fo:font-style="normal" fo:font-weight="bold" officeooo:rsid="038ff0eb" style:font-style-asian="normal" style:font-weight-asian="bold" style:font-weight-complex="bold"/>
    </style:style>
    <style:style style:name="T165" style:family="text">
      <style:text-properties fo:font-style="normal" fo:font-weight="bold" officeooo:rsid="066739b3" style:font-style-asian="normal" style:font-weight-asian="bold" style:font-weight-complex="bold"/>
    </style:style>
    <style:style style:name="T166" style:family="text">
      <style:text-properties fo:font-style="normal" fo:font-weight="bold" officeooo:rsid="03ea1ebc" style:font-style-asian="normal" style:font-weight-asian="bold" style:font-weight-complex="bold"/>
    </style:style>
    <style:style style:name="T167" style:family="text">
      <style:text-properties fo:font-style="normal" style:font-style-asian="normal"/>
    </style:style>
    <style:style style:name="T168" style:family="text">
      <style:text-properties fo:font-style="normal" officeooo:rsid="0473add6" style:font-style-asian="normal"/>
    </style:style>
    <style:style style:name="T169" style:family="text">
      <style:text-properties fo:font-style="normal" officeooo:rsid="038ff0eb" style:font-style-asian="normal"/>
    </style:style>
    <style:style style:name="T170" style:family="text">
      <style:text-properties fo:font-style="normal" officeooo:rsid="078c181c" style:font-style-asian="normal"/>
    </style:style>
    <style:style style:name="T171" style:family="text">
      <style:text-properties fo:font-style="normal" officeooo:rsid="05f8e4c9" style:font-style-asian="normal"/>
    </style:style>
    <style:style style:name="T172" style:family="text">
      <style:text-properties fo:font-style="normal" officeooo:rsid="029b7ffb" style:font-style-asian="normal"/>
    </style:style>
    <style:style style:name="T173" style:family="text">
      <style:text-properties officeooo:rsid="03060ba2"/>
    </style:style>
    <style:style style:name="T174" style:family="text">
      <style:text-properties fo:language="en" fo:country="IN" fo:font-style="normal" style:letter-kerning="true" style:font-name-asian="Noto Sans CJK SC Regular" style:language-asian="zh" style:country-asian="CN" style:font-style-asian="normal" style:font-name-complex="Lohit Devanagari" style:language-complex="hi" style:country-complex="IN"/>
    </style:style>
    <style:style style:name="T175" style:family="text">
      <style:text-properties fo:language="en" fo:country="IN" fo:font-style="normal" officeooo:rsid="01d0f0d3" style:letter-kerning="true" style:font-name-asian="Noto Sans CJK SC Regular" style:language-asian="zh" style:country-asian="CN" style:font-style-asian="normal" style:font-name-complex="Lohit Devanagari" style:language-complex="hi" style:country-complex="IN"/>
    </style:style>
    <style:style style:name="T176" style:family="text">
      <style:text-properties fo:language="en" fo:country="IN" fo:font-style="normal" officeooo:rsid="03057470" style:letter-kerning="true" style:font-name-asian="Noto Sans CJK SC Regular" style:language-asian="zh" style:country-asian="CN" style:font-style-asian="normal" style:font-name-complex="Lohit Devanagari" style:language-complex="hi" style:country-complex="IN"/>
    </style:style>
    <style:style style:name="T177" style:family="text">
      <style:text-properties fo:language="en" fo:country="IN" fo:font-style="normal" officeooo:rsid="062cadab" style:letter-kerning="true" style:font-name-asian="Noto Sans CJK SC Regular" style:language-asian="zh" style:country-asian="CN" style:font-style-asian="normal" style:font-name-complex="Lohit Devanagari" style:language-complex="hi" style:country-complex="IN"/>
    </style:style>
    <style:style style:name="T178" style:family="text">
      <style:text-properties fo:language="en" fo:country="IN" fo:font-style="normal" style:letter-kerning="true" style:language-asian="zh" style:country-asian="CN" style:font-style-asian="normal" style:language-complex="hi" style:country-complex="IN"/>
    </style:style>
    <style:style style:name="T179" style:family="text">
      <style:text-properties fo:language="en" fo:country="IN" fo:font-style="normal" fo:font-weight="normal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80" style:family="text">
      <style:text-properties fo:language="en" fo:country="IN" fo:font-style="normal" fo:font-weight="normal" officeooo:rsid="0766145d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181" style:family="text">
      <style:text-properties fo:language="en" fo:country="IN" fo:font-weight="normal" style:letter-kerning="true" style:font-name-asian="DejaVu Sans" style:language-asian="zh" style:country-asian="CN" style:font-weight-asian="normal" style:font-name-complex="Liberation Sans1" style:language-complex="hi" style:country-complex="IN" style:font-weight-complex="normal"/>
    </style:style>
    <style:style style:name="T182" style:family="text">
      <style:text-properties officeooo:rsid="05f8e4c9"/>
    </style:style>
    <style:style style:name="T183" style:family="text">
      <style:text-properties officeooo:rsid="06997d20"/>
    </style:style>
    <style:style style:name="T184" style:family="text">
      <style:text-properties style:use-window-font-color="true" style:font-name="Open Sans" fo:font-size="9pt" fo:font-style="normal" fo:font-weight="normal" officeooo:rsid="04654ba4" style:font-size-asian="9pt" style:font-style-asian="normal" style:font-weight-asian="normal" style:font-size-complex="9pt" style:font-weight-complex="normal"/>
    </style:style>
    <style:style style:name="T185" style:family="text">
      <style:text-properties style:use-window-font-color="true" style:font-name="Open Sans" fo:font-size="9pt" fo:font-style="normal" fo:font-weight="normal" officeooo:rsid="077ed44d" style:font-size-asian="9pt" style:font-style-asian="normal" style:font-weight-asian="normal" style:font-size-complex="9pt" style:font-weight-complex="normal"/>
    </style:style>
    <style:style style:name="T186" style:family="text">
      <style:text-properties style:use-window-font-color="true" style:font-name="Open Sans" fo:font-size="9pt" fo:font-style="normal" fo:font-weight="normal" officeooo:rsid="046ada7c" style:font-size-asian="9pt" style:font-style-asian="normal" style:font-weight-asian="normal" style:font-size-complex="9pt" style:font-weight-complex="normal"/>
    </style:style>
    <style:style style:name="T187" style:family="text">
      <style:text-properties style:use-window-font-color="true" style:font-name="Open Sans" fo:font-size="9pt" fo:font-style="normal" fo:font-weight="normal" officeooo:rsid="04c5bbcd" style:font-size-asian="9pt" style:font-style-asian="normal" style:font-weight-asian="normal" style:font-size-complex="9pt" style:font-weight-complex="normal"/>
    </style:style>
    <style:style style:name="T188" style:family="text">
      <style:text-properties style:use-window-font-color="true" style:font-name="Open Sans" fo:font-size="9pt" fo:font-style="normal" fo:font-weight="normal" officeooo:rsid="075b1f3e" style:font-size-asian="9pt" style:font-style-asian="normal" style:font-weight-asian="normal" style:font-size-complex="9pt" style:font-weight-complex="normal"/>
    </style:style>
    <style:style style:name="T189" style:family="text">
      <style:text-properties style:use-window-font-color="true" style:font-name="Open Sans" fo:font-size="9pt" fo:font-style="normal" fo:font-weight="normal" officeooo:rsid="07a23f30" style:font-size-asian="9pt" style:font-style-asian="normal" style:font-weight-asian="normal" style:font-size-complex="9pt" style:font-weight-complex="normal"/>
    </style:style>
    <style:style style:name="T190" style:family="text">
      <style:text-properties style:use-window-font-color="true" style:font-name="Open Sans" fo:font-size="9pt" officeooo:rsid="0372652a" style:font-size-asian="9pt" style:font-size-complex="9pt"/>
    </style:style>
    <style:style style:name="T191" style:family="text">
      <style:text-properties style:use-window-font-color="true" fo:font-style="normal" fo:font-weight="normal" style:font-style-asian="normal" style:font-weight-asian="normal"/>
    </style:style>
    <style:style style:name="T192" style:family="text">
      <style:text-properties style:use-window-font-color="true" fo:font-style="normal" fo:font-weight="normal" officeooo:rsid="0694ed64" style:font-style-asian="normal" style:font-weight-asian="normal"/>
    </style:style>
    <style:style style:name="T193" style:family="text">
      <style:text-properties style:use-window-font-color="true" fo:font-style="normal" fo:font-weight="normal" officeooo:rsid="05b8c217" style:font-style-asian="normal" style:font-weight-asian="normal"/>
    </style:style>
    <style:style style:name="T194" style:family="text">
      <style:text-properties style:use-window-font-color="true" fo:font-style="normal" fo:font-weight="normal" officeooo:rsid="0693ad3b" style:font-style-asian="normal" style:font-weight-asian="normal"/>
    </style:style>
    <style:style style:name="T195" style:family="text">
      <style:text-properties style:use-window-font-color="true" fo:font-style="normal" fo:font-weight="normal" officeooo:rsid="041fa8fa" style:font-style-asian="normal" style:font-weight-asian="normal"/>
    </style:style>
    <style:style style:name="T196" style:family="text">
      <style:text-properties style:use-window-font-color="true" fo:font-style="normal" fo:font-weight="normal" officeooo:rsid="02846d7d" style:font-style-asian="normal" style:font-weight-asian="normal"/>
    </style:style>
    <style:style style:name="T197" style:family="text">
      <style:text-properties style:use-window-font-color="true" fo:font-style="normal" fo:font-weight="normal" officeooo:rsid="02846d7d" style:font-style-asian="normal" style:font-weight-asian="normal" style:font-weight-complex="normal"/>
    </style:style>
    <style:style style:name="T198" style:family="text">
      <style:text-properties style:use-window-font-color="true" fo:font-style="normal" fo:font-weight="normal" officeooo:rsid="04654ba4" style:font-style-asian="normal" style:font-weight-asian="normal" style:font-weight-complex="normal"/>
    </style:style>
    <style:style style:name="T199" style:family="text">
      <style:text-properties style:use-window-font-color="true" fo:font-style="normal" fo:font-weight="normal" officeooo:rsid="046ada7c" style:font-style-asian="normal" style:font-weight-asian="normal" style:font-weight-complex="normal"/>
    </style:style>
    <style:style style:name="T200" style:family="text">
      <style:text-properties style:use-window-font-color="true" fo:font-style="normal" fo:font-weight="normal" officeooo:rsid="0780d2e4" style:font-style-asian="normal" style:font-weight-asian="normal" style:font-weight-complex="normal"/>
    </style:style>
    <style:style style:name="T201" style:family="text">
      <style:text-properties style:use-window-font-color="true" fo:font-style="normal" fo:font-weight="normal" officeooo:rsid="033110a0" style:font-style-asian="normal" style:font-weight-asian="normal" style:font-weight-complex="normal"/>
    </style:style>
    <style:style style:name="T202" style:family="text">
      <style:text-properties style:use-window-font-color="true" fo:font-style="normal" fo:font-weight="normal" officeooo:rsid="061007ad" style:font-style-asian="normal" style:font-weight-asian="normal" style:font-weight-complex="normal"/>
    </style:style>
    <style:style style:name="T203" style:family="text">
      <style:text-properties style:use-window-font-color="true" fo:font-style="normal" fo:font-weight="normal" officeooo:rsid="060c83da" style:font-style-asian="normal" style:font-weight-asian="normal" style:font-weight-complex="normal"/>
    </style:style>
    <style:style style:name="T204" style:family="text">
      <style:text-properties style:use-window-font-color="true" fo:font-style="normal" fo:font-weight="normal" officeooo:rsid="0066c3e2" style:font-style-asian="normal" style:font-weight-asian="normal" style:font-weight-complex="normal"/>
    </style:style>
    <style:style style:name="T205" style:family="text">
      <style:text-properties style:use-window-font-color="true" fo:font-style="normal" fo:font-weight="normal" officeooo:rsid="046b748a" style:font-style-asian="normal" style:font-weight-asian="normal" style:font-weight-complex="normal"/>
    </style:style>
    <style:style style:name="T206" style:family="text">
      <style:text-properties style:use-window-font-color="true" fo:font-style="normal" fo:font-weight="normal" officeooo:rsid="02c6b1ed" style:font-style-asian="normal" style:font-weight-asian="normal" style:font-weight-complex="normal"/>
    </style:style>
    <style:style style:name="T207" style:family="text">
      <style:text-properties style:use-window-font-color="true" fo:font-style="normal" fo:font-weight="normal" officeooo:rsid="046d90f0" style:font-style-asian="normal" style:font-weight-asian="normal" style:font-weight-complex="normal"/>
    </style:style>
    <style:style style:name="T208" style:family="text">
      <style:text-properties style:use-window-font-color="true" fo:font-style="normal" fo:font-weight="normal" officeooo:rsid="02f2a8ea" style:font-style-asian="normal" style:font-weight-asian="normal" style:font-weight-complex="normal"/>
    </style:style>
    <style:style style:name="T209" style:family="text">
      <style:text-properties style:use-window-font-color="true" fo:font-style="normal" fo:font-weight="normal" officeooo:rsid="038390ec" style:font-style-asian="normal" style:font-weight-asian="normal" style:font-weight-complex="normal"/>
    </style:style>
    <style:style style:name="T210" style:family="text">
      <style:text-properties style:use-window-font-color="true" fo:font-style="normal" fo:font-weight="normal" officeooo:rsid="04ab8747" style:font-style-asian="normal" style:font-weight-asian="normal" style:font-weight-complex="normal"/>
    </style:style>
    <style:style style:name="T211" style:family="text">
      <style:text-properties style:use-window-font-color="true" fo:font-style="normal" fo:font-weight="normal" officeooo:rsid="05fb0212" style:font-style-asian="normal" style:font-weight-asian="normal" style:font-weight-complex="normal"/>
    </style:style>
    <style:style style:name="T212" style:family="text">
      <style:text-properties style:use-window-font-color="true" fo:font-style="normal" fo:font-weight="normal" officeooo:rsid="07795220" style:font-style-asian="normal" style:font-weight-asian="normal" style:font-weight-complex="normal"/>
    </style:style>
    <style:style style:name="T213" style:family="text">
      <style:text-properties style:use-window-font-color="true" fo:font-style="normal" fo:font-weight="normal" officeooo:rsid="05fb2b63" style:font-style-asian="normal" style:font-weight-asian="normal" style:font-weight-complex="normal"/>
    </style:style>
    <style:style style:name="T214" style:family="text">
      <style:text-properties style:use-window-font-color="true" fo:font-style="normal" fo:font-weight="normal" officeooo:rsid="07827587" style:font-style-asian="normal" style:font-weight-asian="normal" style:font-weight-complex="normal"/>
    </style:style>
    <style:style style:name="T215" style:family="text">
      <style:text-properties style:use-window-font-color="true" fo:font-style="normal" fo:font-weight="normal" officeooo:rsid="07a57ca4" style:font-style-asian="normal" style:font-weight-asian="normal" style:font-weight-complex="normal"/>
    </style:style>
    <style:style style:name="T216" style:family="text">
      <style:text-properties style:use-window-font-color="true" fo:font-style="normal" fo:font-weight="bold" officeooo:rsid="06758585" fo:background-color="transparent" loext:char-shading-value="0" style:font-style-asian="normal" style:font-weight-asian="bold" style:font-style-complex="normal" style:font-weight-complex="bold"/>
    </style:style>
    <style:style style:name="T217" style:family="text">
      <style:text-properties style:use-window-font-color="true" fo:font-style="normal" fo:font-weight="bold" officeooo:rsid="07a57ca4" style:font-style-asian="normal" style:font-weight-asian="bold" style:font-weight-complex="bold"/>
    </style:style>
    <style:style style:name="T218" style:family="text">
      <style:text-properties style:use-window-font-color="true" fo:font-style="normal" fo:background-color="transparent" loext:char-shading-value="0" style:font-style-asian="normal" style:font-style-complex="normal"/>
    </style:style>
    <style:style style:name="T219" style:family="text">
      <style:text-properties style:use-window-font-color="true" fo:font-style="normal" officeooo:rsid="06758585" fo:background-color="transparent" loext:char-shading-value="0" style:font-style-asian="normal" style:font-style-complex="normal"/>
    </style:style>
    <style:style style:name="T220" style:family="text">
      <style:text-properties style:use-window-font-color="true" fo:font-style="normal" officeooo:rsid="068b1d69" fo:background-color="transparent" loext:char-shading-value="0" style:font-style-asian="normal" style:font-style-complex="normal"/>
    </style:style>
    <style:style style:name="T221" style:family="text">
      <style:text-properties style:use-window-font-color="true" fo:font-style="normal" officeooo:rsid="05220594" fo:background-color="transparent" loext:char-shading-value="0" style:font-style-asian="normal" style:font-style-complex="normal"/>
    </style:style>
    <style:style style:name="T222" style:family="text">
      <style:text-properties style:use-window-font-color="true" fo:font-style="normal" officeooo:rsid="03fd1517" fo:background-color="transparent" loext:char-shading-value="0" style:font-style-asian="normal" style:font-style-complex="normal"/>
    </style:style>
    <style:style style:name="T223" style:family="text">
      <style:text-properties style:use-window-font-color="true" fo:font-style="normal" officeooo:rsid="0695401d" fo:background-color="transparent" loext:char-shading-value="0" style:font-style-asian="normal" style:font-style-complex="normal"/>
    </style:style>
    <style:style style:name="T224" style:family="text">
      <style:text-properties style:use-window-font-color="true" fo:language="en" fo:country="IN" fo:font-style="normal" fo:font-weight="normal" officeooo:rsid="042d4113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225" style:family="text">
      <style:text-properties style:use-window-font-color="true" fo:language="en" fo:country="IN" fo:font-style="normal" fo:font-weight="normal" officeooo:rsid="061d19c2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226" style:family="text">
      <style:text-properties style:use-window-font-color="true" fo:language="en" fo:country="IN" fo:font-style="normal" fo:font-weight="normal" officeooo:rsid="04111a5d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227" style:family="text">
      <style:text-properties style:use-window-font-color="true" fo:language="en" fo:country="IN" fo:font-style="normal" fo:font-weight="normal" officeooo:rsid="04a376a2" style:letter-kerning="true" style:font-name-asian="DejaVu Sans" style:language-asian="zh" style:country-asian="CN" style:font-style-asian="normal" style:font-weight-asian="normal" style:font-name-complex="Liberation Sans1" style:language-complex="hi" style:country-complex="IN" style:font-weight-complex="normal"/>
    </style:style>
    <style:style style:name="T228" style:family="text">
      <style:text-properties officeooo:rsid="029b7ffb"/>
    </style:style>
    <style:style style:name="T229" style:family="text">
      <style:text-properties officeooo:rsid="074c3c64"/>
    </style:style>
    <style:style style:name="T230" style:family="text">
      <style:text-properties officeooo:rsid="0753f2d6"/>
    </style:style>
    <style:style style:name="T231" style:family="text">
      <style:text-properties fo:color="#00b274"/>
    </style:style>
    <style:style style:name="T232" style:family="text">
      <style:text-properties fo:color="#00b274" officeooo:rsid="065dd37f"/>
    </style:style>
    <style:style style:name="T233" style:family="text">
      <style:text-properties fo:color="#00b274" officeooo:rsid="0753f2d6"/>
    </style:style>
    <style:style style:name="T234" style:family="text">
      <style:text-properties fo:color="#00b274" officeooo:rsid="06997d20"/>
    </style:style>
    <style:style style:name="T235" style:family="text">
      <style:text-properties fo:color="#00b274" fo:language="en" fo:country="IN" style:text-underline-style="none" officeooo:rsid="05b397f6" style:language-asian="zh" style:country-asian="CN" style:language-complex="hi" style:country-complex="IN" style:font-style-complex="italic"/>
    </style:style>
    <style:style style:name="T236" style:family="text">
      <style:text-properties fo:color="#00b274" fo:language="en" fo:country="IN" style:text-underline-style="none" officeooo:rsid="0118f6d2" style:language-asian="zh" style:country-asian="CN" style:language-complex="hi" style:country-complex="IN" style:font-style-complex="italic"/>
    </style:style>
    <style:style style:name="T237" style:family="text">
      <style:text-properties fo:color="#00b274" fo:language="en" fo:country="IN" style:text-underline-style="none" officeooo:rsid="0085f6a8" style:language-asian="zh" style:country-asian="CN" style:language-complex="hi" style:country-complex="IN" style:font-style-complex="italic"/>
    </style:style>
    <style:style style:name="T238" style:family="text">
      <style:text-properties fo:color="#d471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068bc85e" style:font-weight-asian="bold" style:font-style-complex="normal" style:font-weight-complex="bold"/>
    </style:style>
    <style:style style:name="T241" style:family="text">
      <style:text-properties officeooo:rsid="078a435a"/>
    </style:style>
    <style:style style:name="T242" style:family="text">
      <style:text-properties officeooo:rsid="078ede52"/>
    </style:style>
    <style:style style:name="T243" style:family="text">
      <style:text-properties fo:font-size="9pt" fo:language="en" fo:country="IN" fo:font-style="normal" fo:font-weight="normal" officeooo:rsid="03f6b32f" style:letter-kerning="tru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weight-complex="normal"/>
    </style:style>
    <style:style style:name="T244" style:family="text">
      <style:text-properties fo:font-size="9pt" fo:language="en" fo:country="IN" fo:font-style="normal" fo:font-weight="normal" officeooo:rsid="04a376a2" style:letter-kerning="tru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weight-complex="normal"/>
    </style:style>
    <style:style style:name="T245" style:family="text">
      <style:text-properties fo:font-size="9pt" fo:language="en" fo:country="IN" fo:font-style="normal" fo:font-weight="normal" officeooo:rsid="04bbd7c7" style:letter-kerning="tru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weight-complex="normal"/>
    </style:style>
    <style:style style:name="T246" style:family="text">
      <style:text-properties fo:font-size="9pt" fo:language="en" fo:country="IN" fo:font-style="normal" fo:font-weight="normal" officeooo:rsid="075f1bba" style:letter-kerning="tru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Devendra Prasad</text:p>
            <text:p text:style-name="P5"><text:span text:style-name="T81">New Delhi (India) . +91 958 279 7772 . </text:span><text:span text:style-name="Internet_20_link"><text:span text:style-name="T83">devendraprasad1984@gmail.com</text:span></text:span><text:span text:style-name="T81"> . </text:span><text:span text:style-name="T82">https://dpresume.com</text:span></text:p>
            <text:p text:style-name="P7">Python . JS/ES6 . React . Html5 . Sql/PlSql . Microservices . Agile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T216">T</text:span><text:span text:style-name="T219">ech </text:span><text:span text:style-name="T218">Lead </text:span><text:span text:style-name="T220">Developer</text:span><text:span text:style-name="T218"> </text:span><text:span text:style-name="T221">by profession</text:span><text:span text:style-name="T218">, I </text:span><text:span text:style-name="T222">wish to work in cloud environment </text:span><text:span text:style-name="T223">providing</text:span><text:span text:style-name="T222"> scaled solution</text:span><text:span text:style-name="T223">s</text:span><text:span text:style-name="T222"> </text:span><text:span text:style-name="T223">to </text:span><text:span text:style-name="T222">businesses at lowest possible costs.</text:span></text:p>
          </table:table-cell>
          <table:table-cell table:style-name="Table1.B1" table:number-rows-spanned="2" office:value-type="string">
            <text:p text:style-name="P33"><text:span text:style-name="Internet_20_link"><text:span text:style-name="T32">Mobile</text:span></text:span><text:span text:style-name="Internet_20_link"><text:span text:style-name="T27"> </text:span></text:span></text:p>
            <text:p text:style-name="P12"><text:span text:style-name="Internet_20_link"><text:span text:style-name="T130">f</text:span></text:span><text:span text:style-name="Internet_20_link"><text:span text:style-name="T131">lutter: </text:span></text:span><text:span text:style-name="Internet_20_link"><text:span text:style-name="T132">1.12.13</text:span></text:span></text:p>
            <text:p text:style-name="P12"><text:span text:style-name="Internet_20_link"><text:span text:style-name="T131">dart: </text:span></text:span><text:span text:style-name="Internet_20_link"><text:span text:style-name="T133">2.7.1</text:span></text:span></text:p>
            <text:p text:style-name="P64"><text:span text:style-name="T15">BackEnd</text:span><text:span text:style-name="T14"><text:line-break/></text:span><text:span text:style-name="T127">Arria NLG</text:span></text:p>
            <text:p text:style-name="P64"><text:span text:style-name="T125">Python</text:span><text:span text:style-name="T126">: </text:span><text:span text:style-name="T128">3.6</text:span></text:p>
            <text:p text:style-name="P13"><text:span text:style-name="T16">JS</text:span><text:span text:style-name="T17">/</text:span><text:span text:style-name="T16">ES: </text:span><text:span text:style-name="T18">6</text:span></text:p>
            <text:p text:style-name="P65"><text:span text:style-name="T232">Tornado:</text:span><text:span text:style-name="T231"> 5.1</text:span></text:p>
            <text:p text:style-name="P65"><text:span text:style-name="Internet_20_link"><text:span text:style-name="T235">A</text:span></text:span><text:span text:style-name="Internet_20_link"><text:span text:style-name="T236">pache: </text:span></text:span><text:span text:style-name="Internet_20_link"><text:span text:style-name="T237">2.4</text:span></text:span><text:span text:style-name="T230"><text:line-break/></text:span><text:span text:style-name="T240">FrontEnd</text:span></text:p>
            <text:p text:style-name="P14"><text:span text:style-name="T231">HTML</text:span><text:span text:style-name="T234">5</text:span><text:span text:style-name="T183"><text:line-break/></text:span><text:span text:style-name="T234">Tableau:19.3</text:span></text:p>
            <text:p text:style-name="P16"><text:span text:style-name="Internet_20_link"><text:span text:style-name="T141">React: 16.8</text:span></text:span></text:p>
            <text:p text:style-name="P15"><text:span text:style-name="Internet_20_link"><text:span text:style-name="T80">Databases</text:span></text:span></text:p>
            <text:p text:style-name="P19">Oracle 11g</text:p>
            <text:p text:style-name="P17"><text:span text:style-name="T123">Sql.PlSql</text:span></text:p>
            <text:p text:style-name="P17"><text:span text:style-name="Internet_20_link"><text:span text:style-name="T58">What</text:span></text:span><text:span text:style-name="Internet_20_link"><text:span text:style-name="T57"> </text:span></text:span><text:span text:style-name="Internet_20_link"><text:span text:style-name="T58">Else</text:span></text:span><text:bookmark text:name="__DdeLink__134_378870405011"/></text:p>
            <text:p text:style-name="P11"><text:span text:style-name="Internet_20_link"><text:span text:style-name="T111">Flask: 1.0</text:span></text:span></text:p>
            <text:p text:style-name="P10"><text:span text:style-name="Internet_20_link"><text:span text:style-name="T134">S</text:span></text:span><text:span text:style-name="Internet_20_link"><text:span text:style-name="T135">qlAlchemy</text:span></text:span></text:p>
            <text:p text:style-name="P9"><text:span text:style-name="Internet_20_link"><text:span text:style-name="T129">MongoDB</text:span></text:span></text:p>
            <text:p text:style-name="P8"><text:span text:style-name="Internet_20_link"><text:span text:style-name="T118">DTS </text:span></text:span><text:span text:style-name="Internet_20_link"><text:span text:style-name="T120">Jira</text:span></text:span></text:p>
            <text:p text:style-name="P8"><text:span text:style-name="Internet_20_link"><text:span text:style-name="T120">Confluence</text:span></text:span></text:p>
            <text:p text:style-name="P8"><text:span text:style-name="Internet_20_link"><text:span text:style-name="T120">Bitbucket/</text:span></text:span><text:span text:style-name="Internet_20_link"><text:span text:style-name="T121">git</text:span></text:span><text:span text:style-name="Internet_20_link"><text:span text:style-name="T120"><text:line-break/>CheckMarx</text:span></text:span></text:p>
          </table:table-cell>
        </table:table-row>
        <table:table-row table:style-name="Table1.2">
          <table:table-cell table:style-name="Table1.A1" office:value-type="string">
            <text:p text:style-name="P47">Summary</text:p>
            <text:list xml:id="list2856726026" text:style-name="WWNum1">
              <text:list-item>
                <text:p text:style-name="P50"><text:span text:style-name="T191">I have </text:span><text:span text:style-name="T84">12+</text:span><text:span text:style-name="T191"> years experience in </text:span><text:span text:style-name="T192">IT</text:span><text:span text:style-name="T193"> </text:span><text:span text:style-name="T194">and active practitioner over </text:span><text:span text:style-name="Internet_20_link"><text:span text:style-name="T85">Hackerrank</text:span></text:span></text:p>
              </text:list-item>
              <text:list-item>
                <text:p text:style-name="P51"><text:span text:style-name="T224">I am versatile</text:span><text:span text:style-name="T225"> &amp;</text:span><text:span text:style-name="T224"> </text:span><text:span text:style-name="T226">passionate</text:span><text:span text:style-name="T224"> </text:span><text:span text:style-name="Internet_20_link"><text:span text:style-name="T86">scripting language programmer </text:span></text:span><text:span text:style-name="T224">with </text:span><text:span text:style-name="T227">decent soft skills</text:span></text:p>
              </text:list-item>
              <text:list-item>
                <text:p text:style-name="P54"><text:span text:style-name="T243">I </text:span><text:span text:style-name="T244">work in multi functional, multi cultural team</text:span><text:span text:style-name="T245">(s) </text:span><text:span text:style-name="T246">&amp; </text:span><text:span text:style-name="Internet_20_link"><text:span text:style-name="T95">deliver using </text:span></text:span><text:span text:style-name="Internet_20_link"><text:span text:style-name="T97">Agile .</text:span></text:span><text:span text:style-name="Internet_20_link"><text:span text:style-name="T98"> MBDL</text:span></text:span><text:span text:style-name="Internet_20_link"><text:span text:style-name="T97"> . SDLC</text:span></text:span></text:p>
              </text:list-item>
              <text:list-item>
                <text:p text:style-name="P50"><text:span text:style-name="T191">I handle</text:span><text:span text:style-name="T195">(d)</text:span><text:span text:style-name="T191"> </text:span><text:span text:style-name="T196">engineering processes eg</text:span><text:span text:style-name="T197"> </text:span><text:span text:style-name="Internet_20_link"><text:span text:style-name="T89">Code . </text:span></text:span><text:span text:style-name="Internet_20_link"><text:span text:style-name="T90">App </text:span></text:span><text:span text:style-name="Internet_20_link"><text:span text:style-name="T91">Security</text:span></text:span><text:span text:style-name="Internet_20_link"><text:span text:style-name="T89"> . Collaborate . Build . Change . Incident . Release</text:span></text:span></text:p>
              </text:list-item>
            </text:list>
            <text:p text:style-name="P49">Professional Experience(s)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7"><text:span text:style-name="Internet_20_link"><text:span text:style-name="T92">Tech Lead @ </text:span></text:span><text:span text:style-name="Internet_20_link"><text:span text:style-name="T142">Royal Bank Of Scotland</text:span></text:span></text:p>
                </table:table-cell>
                <table:table-cell table:style-name="Table3.A1" office:value-type="string">
                  <text:p text:style-name="P36"><text:span text:style-name="Internet_20_link"><text:span text:style-name="T92">Oct 2011 - </text:span></text:span><text:span text:style-name="Internet_20_link"><text:span text:style-name="T93">Present</text:span></text:span></text:p>
                </table:table-cell>
              </table:table-row>
            </table:table>
            <text:list xml:id="list2982770427" text:style-name="WWNum3">
              <text:list-item>
                <text:p text:style-name="P62"><text:span text:style-name="T184">I </text:span><text:span text:style-name="T185">am </text:span><text:span text:style-name="T186">lead developer over </text:span><text:span text:style-name="Internet_20_link"><text:span text:style-name="T57">Arria NLG</text:span></text:span><text:span text:style-name="T186"> </text:span><text:span text:style-name="T187">platform </text:span><text:span text:style-name="T188">&amp; </text:span><text:span text:style-name="T189">platform </text:span><text:span text:style-name="T188">coordinator </text:span><text:span text:style-name="T189">for</text:span><text:span text:style-name="T188"> stability</text:span><text:bookmark-start text:name="__DdeLink__1015_271536667"/></text:p>
              </text:list-item>
              <text:list-item>
                <text:p text:style-name="P52"><text:span text:style-name="T198">I work</text:span><text:span text:style-name="T199">ed</text:span><text:span text:style-name="T198"> as </text:span><text:span text:style-name="T200">lead</text:span><text:span text:style-name="T198"> developer over</text:span><text:span text:style-name="T201"> </text:span><text:span text:style-name="T202">reporting</text:span><text:span text:style-name="T201"> </text:span><text:span text:style-name="T203">application </text:span><text:span text:style-name="T202">using </text:span><text:span text:style-name="T217">RESTFul . </text:span><text:span text:style-name="Internet_20_link"><text:span text:style-name="T86">Python . </text:span></text:span><text:span text:style-name="Internet_20_link"><text:span text:style-name="T88">JS</text:span></text:span><text:span text:style-name="Internet_20_link"><text:span text:style-name="T86"> . Oracle 11g . UI</text:span></text:span></text:p>
              </text:list-item>
              <text:list-item>
                <text:p text:style-name="P53"><text:span text:style-name="T204">I </text:span><text:span text:style-name="T205">used</text:span><text:span text:style-name="T206"> </text:span><text:span text:style-name="Internet_20_link"><text:span text:style-name="T86">pylint , jshint, </text:span></text:span><text:span text:style-name="Internet_20_link"><text:span text:style-name="T87">m</text:span></text:span><text:span text:style-name="Internet_20_link"><text:span text:style-name="T86">ocha, coverage.py, unittest.py</text:span></text:span><text:span text:style-name="T206"> for code quality </text:span><text:span text:style-name="T207">&amp; </text:span><text:span text:style-name="Internet_20_link"><text:span text:style-name="T86">TDD</text:span></text:span></text:p>
              </text:list-item>
              <text:list-item>
                <text:p text:style-name="P53"><text:span text:style-name="T208">I </text:span><text:span text:style-name="T200">act as </text:span><text:span text:style-name="T209">code review</text:span><text:span text:style-name="T200">er</text:span><text:span text:style-name="T209">,</text:span><text:span text:style-name="T210"> </text:span><text:span text:style-name="T200">mentor</text:span><text:span text:style-name="T210"> </text:span><text:span text:style-name="T211">and</text:span><text:span text:style-name="T210"> <text:s/></text:span><text:span text:style-name="T212">f</text:span><text:span text:style-name="T213">ace </text:span><text:span text:style-name="T200">of </text:span><text:span text:style-name="T210">end-user queries </text:span><text:span text:style-name="T214">to dev team</text:span></text:p>
              </text:list-item>
              <text:list-item>
                <text:p text:style-name="P55"><text:span text:style-name="T155">I</text:span><text:span text:style-name="T143"> use</text:span><text:span text:style-name="T155">(d)</text:span><text:span text:style-name="T143"> </text:span><text:span text:style-name="T163">Argon APIs</text:span><text:span text:style-name="T143"> for cross platform message (SOAP/JSON/</text:span><text:span text:style-name="T156">files</text:span><text:span text:style-name="T143">) deliveries interanally</text:span></text:p>
              </text:list-item>
              <text:list-item>
                <text:p text:style-name="P56"><text:span text:style-name="T152">I </text:span><text:span text:style-name="T143">use </text:span><text:span text:style-name="T163">JIRA</text:span><text:span text:style-name="T143"> </text:span><text:span text:style-name="T151">&amp;</text:span><text:span text:style-name="T143"> </text:span><text:span text:style-name="T166">Leankit</text:span><text:span text:style-name="T150"> </text:span><text:span text:style-name="T143">for agil</text:span><text:span text:style-name="T162">ity</text:span><text:span text:style-name="T143">, bug tracking </text:span><text:span text:style-name="T149">and backlog grooming</text:span></text:p>
              </text:list-item>
              <text:list-item>
                <text:p text:style-name="P57">I use <text:span text:style-name="T239">SNOW</text:span> for <text:span text:style-name="T242">Incident, C</text:span>hange &amp; <text:span text:style-name="T242">R</text:span>elease management <text:span text:style-name="T241">lifecycle</text:span></text:p>
              </text:list-item>
              <text:list-item>
                <text:p text:style-name="P61"><text:span text:style-name="T167">I help</text:span><text:span text:style-name="T171">(ed)</text:span><text:span text:style-name="T167"> recruit &amp; grow team, </text:span><text:span text:style-name="T172">train(ed) new joiners and </text:span><text:bookmark-end text:name="__DdeLink__1015_271536667"/><text:span text:style-name="T172">work(ed) on capability building</text:span></text:p>
              </text:list-item>
            </text:list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<text:span text:style-name="Internet_20_link"><text:span text:style-name="T92">Analyst Programmer @ </text:span></text:span><text:span text:style-name="Internet_20_link"><text:span text:style-name="T142">Syntel</text:span></text:span></text:p>
                </table:table-cell>
                <table:table-cell table:style-name="Table4.A1" office:value-type="string">
                  <text:p text:style-name="P37"><text:span text:style-name="Internet_20_link"><text:span text:style-name="T92">Apr 2011-Sep 2011</text:span></text:span></text:p>
                </table:table-cell>
              </table:table-row>
            </table:table>
            <text:list xml:id="list2194879737" text:style-name="WWNum4">
              <text:list-item>
                <text:p text:style-name="P58">Programmer &amp; <text:span text:style-name="T229">end user excel </text:span>template designer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5"><text:span text:style-name="Internet_20_link"><text:span text:style-name="T92">Programmer @ </text:span></text:span><text:span text:style-name="Internet_20_link"><text:span text:style-name="T142">9 Dimensions</text:span></text:span></text:p>
                </table:table-cell>
                <table:table-cell table:style-name="Table5.A1" office:value-type="string">
                  <text:p text:style-name="P38"><text:span text:style-name="Internet_20_link"><text:span text:style-name="T92">Nov 2009-Mar 2011</text:span></text:span></text:p>
                </table:table-cell>
              </table:table-row>
            </table:table>
            <text:list xml:id="list3017783791" text:style-name="WWNum5">
              <text:list-item>
                <text:p text:style-name="P59">Programmer and data analyst</text:p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5"><text:span text:style-name="Internet_20_link"><text:span text:style-name="T92">Programmer @ </text:span></text:span><text:span text:style-name="Internet_20_link"><text:span text:style-name="T142">DAVIM</text:span></text:span></text:p>
                </table:table-cell>
                <table:table-cell table:style-name="Table6.A1" office:value-type="string">
                  <text:p text:style-name="P39"><text:span text:style-name="Internet_20_link"><text:span text:style-name="T92">Sep 2007-Sep 2008</text:span></text:span></text:p>
                </table:table-cell>
              </table:table-row>
            </table:table>
            <text:list xml:id="list734979409" text:style-name="WWNum6">
              <text:list-item>
                <text:p text:style-name="P60">Implemented and maintained a library software. I was also software trainer to MCA students</text:p>
              </text:list-item>
            </text:list>
            <text:p text:style-name="P4">Key Project Details @ <text:span text:style-name="T238">RBS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0"><text:span text:style-name="Internet_20_link"><text:span text:style-name="T57">-</text:span></text:span><text:span text:style-name="Internet_20_link"><text:span text:style-name="T107"> </text:span></text:span><text:span text:style-name="Internet_20_link"><text:span text:style-name="T57">Arria NLG</text:span></text:span><text:span text:style-name="Internet_20_link"><text:span text:style-name="T108"> – </text:span></text:span><text:span text:style-name="Internet_20_link"><text:span text:style-name="T59">Bugets and Forecasts Narratives</text:span></text:span></text:p>
                </table:table-cell>
                <table:table-cell table:style-name="Table2.A1" office:value-type="string">
                  <text:p text:style-name="P20"><text:span text:style-name="Internet_20_link"><text:span text:style-name="T29">Oct2018 - current</text:span></text:span></text:p>
                </table:table-cell>
              </table:table-row>
            </table:table>
            <text:p text:style-name="P45"><text:span text:style-name="T1">This </text:span><text:span text:style-name="T2">project </text:span><text:span text:style-name="T12">was</text:span><text:span text:style-name="T3"> intended for automatic commentary / notes / narratives generation </text:span><text:span text:style-name="T4">from bank’s statement reports</text:span><text:span text:style-name="T5"> using </text:span><text:span text:style-name="T13">Arria.com </text:span><text:span text:style-name="T19">NLG</text:span><text:span text:style-name="T5"> platform and using Tableau’s UI / </text:span><text:span text:style-name="T6">dashboarding</text:span><text:span text:style-name="T5"> capabilities</text:span><text:span text:style-name="T7">.</text:span><text:span text:style-name="T5"> </text:span><text:span text:style-name="T7">It </text:span><text:span text:style-name="T5">intends to similify internal </text:span><text:span text:style-name="T8">management </text:span><text:span text:style-name="T5">reporing to RBS </text:span><text:span text:style-name="T9">G</text:span><text:span text:style-name="T5">roup. </text:span><text:span text:style-name="T10">This would also help reduction in manual man hours spending on generating these texts </text:span><text:span text:style-name="T11">in excel</text:span>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8"><text:span text:style-name="Internet_20_link"><text:span text:style-name="T29">- Finance Portal</text:span></text:span><text:span text:style-name="Internet_20_link"><text:span text:style-name="T28"> </text:span></text:span><text:span text:style-name="Internet_20_link"><text:span text:style-name="T30">(DRA: D</text:span></text:span><text:span text:style-name="Internet_20_link"><text:span text:style-name="T34">isclosure</text:span></text:span><text:span text:style-name="Internet_20_link"><text:span text:style-name="T30"> R</text:span></text:span><text:span text:style-name="Internet_20_link"><text:span text:style-name="T34">eporting </text:span></text:span><text:span text:style-name="Internet_20_link"><text:span text:style-name="T30">A</text:span></text:span><text:span text:style-name="Internet_20_link"><text:span text:style-name="T34">pplication</text:span></text:span><text:span text:style-name="Internet_20_link"><text:span text:style-name="T30">)</text:span></text:span></text:p>
                </table:table-cell>
                <table:table-cell table:style-name="Table9.A1" office:value-type="string">
                  <text:p text:style-name="P21"><text:span text:style-name="Internet_20_link"><text:span text:style-name="T29">Apr2016 - Jul2018</text:span></text:span></text:p>
                </table:table-cell>
              </table:table-row>
            </table:table>
            <text:p text:style-name="P40"><text:bookmark-start text:name="__DdeLink__1008_271536667"/><text:bookmark text:name="__DdeLink__1010_271536667"/><text:span text:style-name="T43">Across the </text:span><text:span text:style-name="T41">Bank, is required to produce multiple disclosures (Statutory Compliance) which are submitted as part of quarterly result to regulators. </text:span><text:span text:style-name="T44">The project uses standard and consistent / </text:span><text:span text:style-name="T45">configurable reports</text:span><text:span text:style-name="T44"> approache to building disclosure</text:span><text:span text:style-name="T46">s</text:span><text:span text:style-name="T44"> <text:s/>using </text:span><text:span text:style-name="Internet_20_link"><text:span text:style-name="T22">Python3 &amp; Tornado, </text:span></text:span><text:span text:style-name="Internet_20_link"><text:span text:style-name="T23">J</text:span></text:span><text:span text:style-name="Internet_20_link"><text:span text:style-name="T22">avascript, React &amp; Html5</text:span></text:span><text:span text:style-name="T61"> </text:span><text:span text:style-name="T63">and</text:span><text:span text:style-name="T62"> </text:span><text:span text:style-name="Internet_20_link"><text:span text:style-name="T22">Sql &amp; PlSql </text:span></text:span><text:span text:style-name="T64">in </text:span><text:span text:style-name="Internet_20_link"><text:span text:style-name="T22">Oracle 11g</text:span></text:span><text:span text:style-name="T62">. </text:span><text:span text:style-name="T44">We followed </text:span><text:span text:style-name="Internet_20_link"><text:span text:style-name="T22">MVC</text:span></text:span><text:span text:style-name="T44"> design pattern </text:span><text:span text:style-name="T47">primarily </text:span><text:span text:style-name="T44">into this project and built loosely coupled components. </text:span><text:span text:style-name="T48">The </text:span><text:span text:style-name="T49">other</text:span><text:span text:style-name="T48"> best practices of code development </text:span><text:span text:style-name="T50">are</text:span><text:span text:style-name="T48"> also followed</text:span><text:span text:style-name="T44">. </text:span><text:span text:style-name="T62"><text:s/></text:span><text:span text:style-name="T66">The server and </text:span><text:span text:style-name="T67">UI</text:span><text:span text:style-name="T66"> is capable of handling all the traffic using </text:span><text:span text:style-name="T68">non blocking </text:span><text:span text:style-name="T66">asynchronous handles.</text:span><text:bookmark-end text:name="__DdeLink__1008_271536667"/><text:span text:style-name="T66"> </text:span><text:span text:style-name="T69">The data comes from </text:span><text:span text:style-name="T70">heterogeneous </text:span><text:span text:style-name="T69">sources using Argon and are loaded </text:span><text:span text:style-name="T71">via</text:span><text:span text:style-name="T69"> sqlloader </text:span><text:span text:style-name="T72">files</text:span><text:span text:style-name="T69"> </text:span><text:span text:style-name="T71">using</text:span><text:span text:style-name="T69"> </text:span><text:span text:style-name="Internet_20_link"><text:span text:style-name="T35">python</text:span></text:span><text:span text:style-name="T69"> </text:span><text:span text:style-name="T65">scripts</text:span><text:span text:style-name="T69"> </text:span><text:span text:style-name="T73">and are </text:span><text:span text:style-name="T69">automated in batches using autosys </text:span><text:span text:style-name="T74">schedul</text:span><text:span text:style-name="T75">ar.</text:span>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9"><text:span text:style-name="Internet_20_link"><text:span text:style-name="T36">- CNMS <text:s/></text:span></text:span><text:span text:style-name="Internet_20_link"><text:span text:style-name="T30">- </text:span></text:span><text:span text:style-name="Internet_20_link"><text:span text:style-name="T37">C</text:span></text:span><text:span text:style-name="Internet_20_link"><text:span text:style-name="T31">ash </text:span></text:span><text:span text:style-name="Internet_20_link"><text:span text:style-name="T37">N</text:span></text:span><text:span text:style-name="Internet_20_link"><text:span text:style-name="T31">ostro </text:span></text:span><text:span text:style-name="Internet_20_link"><text:span text:style-name="T37">M</text:span></text:span><text:span text:style-name="Internet_20_link"><text:span text:style-name="T31">anagement </text:span></text:span><text:span text:style-name="Internet_20_link"><text:span text:style-name="T37">S</text:span></text:span><text:span text:style-name="Internet_20_link"><text:span text:style-name="T31">ystem</text:span></text:span></text:p>
                </table:table-cell>
                <table:table-cell table:style-name="Table10.A1" office:value-type="string">
                  <text:p text:style-name="P22"><text:span text:style-name="Internet_20_link"><text:span text:style-name="T37">Oct2011 - Jan2015</text:span></text:span></text:p>
                </table:table-cell>
              </table:table-row>
            </table:table>
            <text:p text:style-name="P41"><text:span text:style-name="T76">I ha</text:span><text:span text:style-name="T77">d</text:span><text:span text:style-name="T76"> written a proxy server for the project, the aim was to have a single instance accessing RBS cash balances server and can give relevant data to authorised client. Clients identified by the </text:span><text:span text:style-name="T78">IP address defined in a config file access to proxy server (socket implementation in </text:span><text:span text:style-name="Internet_20_link"><text:span text:style-name="T59">python3</text:span></text:span><text:span text:style-name="T78">) can deliver the data back </text:span><text:span text:style-name="T79">to</text:span><text:span text:style-name="T78"> the connected client via soap object.</text:span></text:p>
            <text:p text:style-name="P2"><text:span text:style-name="Internet_20_link"><text:span text:style-name="T21">- Miscellaneous</text:span></text:span><text:span text:style-name="T190">: </text:span><text:span text:style-name="T51">I </text:span><text:span text:style-name="T52">am</text:span><text:span text:style-name="T51"> </text:span><text:span text:style-name="T52">also </text:span><text:span text:style-name="T51">involved in non technology projects, </text:span><text:span text:style-name="T53">reporting projects, </text:span><text:span text:style-name="T51">migration </text:span><text:span text:style-name="T53">projects</text:span><text:span text:style-name="T51"> and L3 projects</text:span></text:p>
            <text:p text:style-name="P1"><text:span text:style-name="Internet_20_link"><text:span text:style-name="T20">Agile ceremonies </text:span></text:span><text:span text:style-name="Internet_20_link"><text:span text:style-name="T24">I follow</text:span></text:span><text:span text:style-name="T38">: </text:span><text:span text:style-name="T39">planning, estimation, </text:span><text:span text:style-name="T40">sprint</text:span><text:span text:style-name="T39">, retrospective, review</text:span></text:p>
            <text:p text:style-name="P3"><text:span text:style-name="Internet_20_link"><text:span text:style-name="T25">SDLC </text:span></text:span><text:span text:style-name="Internet_20_link"><text:span text:style-name="T26">I use</text:span></text:span><text:span text:style-name="Internet_20_link"><text:span text:style-name="T25">:</text:span></text:span><text:span text:style-name="T42"> </text:span><text:span text:style-name="T54">requirements gathering, analysis, design, </text:span><text:span text:style-name="T55">coding</text:span><text:span text:style-name="T54">, </text:span><text:span text:style-name="T56">testing</text:span><text:span text:style-name="T54">, deployment and support</text:span>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48">Education</text:p>
                  <text:p text:style-name="P31"><text:span text:style-name="T167">PGDITM, </text:span>SCDL, Symbiosis, Pune <text:span text:style-name="T173">(`17)</text:span></text:p>
                  <text:p text:style-name="P32"><text:span text:style-name="T174">B.Tech IT, MDU, Haryana </text:span><text:span text:style-name="T176">(`06)</text:span></text:p>
                </table:table-cell>
                <table:table-cell table:style-name="Table8.A1" office:value-type="string">
                  <text:p text:style-name="P23">Certification / Awards</text:p>
                  <text:p text:style-name="P42"><text:span text:style-name="T180">Python </text:span><text:span text:style-name="T179">Certified Associate,</text:span><text:span text:style-name="T181"> Python Institute</text:span></text:p>
                  <text:p text:style-name="P43"><text:span text:style-name="T178">1Z0-071</text:span><text:span text:style-name="T174"> Oracle DB SQL (</text:span><text:span text:style-name="T178">O</text:span><text:span text:style-name="T174">C1849712)</text:span></text:p>
                  <text:p text:style-name="P43"><text:span text:style-name="T175">React+Redux</text:span><text:span text:style-name="T174"> (UC-91YOYH2M), </text:span><text:span text:style-name="T175">Udemy</text:span></text:p>
                  <text:p text:style-name="P44"><text:span text:style-name="T174">Hackerrank </text:span><text:span text:style-name="T175">G</text:span><text:span text:style-name="T174">old Badges for Python . JS </text:span><text:span text:style-name="T177">&amp; Silver for Sql</text:span></text:p>
                </table:table-cell>
              </table:table-row>
            </table:table>
            <text:p text:style-name="P46"/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-No_20_Spacing" style:display-name="WW-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06cm" style:type="center"/>
          <style:tab-stop style:position="18.411cm" style:type="right"/>
        </style:tab-stops>
      </style:paragraph-properties>
    </style:style>
    <style:style style:name="ListLabel_20_757" style:display-name="ListLabel 757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2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" style:font-family-generic-complex="system" style:font-pitch-complex="variable"/>
    </style:style>
    <style:style style:name="ListLabel_20_775" style:display-name="ListLabel 775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" style:font-family-generic-complex="system" style:font-pitch-complex="variable"/>
    </style:style>
    <style:style style:name="ListLabel_20_766" style:display-name="ListLabel 766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" style:font-family-generic-complex="system" style:font-pitch-complex="variable"/>
    </style:style>
    <style:style style:name="ListLabel_20_784" style:display-name="ListLabel 784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" style:font-family-generic-complex="system" style:font-pitch-complex="variable"/>
    </style:style>
    <style:style style:name="ListLabel_20_802" style:display-name="ListLabel 802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11" style:display-name="ListLabel 811" style:family="text">
      <style:text-properties fo:color="#00508f" fo:font-size="12pt" fo:language="en" fo:country="IN" fo:font-style="normal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/>
    </style:style>
    <style:style style:name="ListLabel_20_812" style:display-name="ListLabel 812" style:family="text">
      <style:text-properties fo:color="#182f7c" fo:font-size="10pt" style:text-underline-style="solid" style:text-underline-width="auto" style:text-underline-color="font-color" style:font-size-asian="10pt" style:font-size-complex="10pt"/>
    </style:style>
    <style:style style:name="ListLabel_20_813" style:display-name="ListLabel 813" style:family="text">
      <style:text-properties fo:color="#182f7c" fo:font-size="10pt" fo:font-style="italic" style:text-underline-style="solid" style:text-underline-width="auto" style:text-underline-color="font-color" fo:font-weight="normal" style:letter-kerning="true" style:font-name-asian="DejaVu Sans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0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5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6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6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6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6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6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7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7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7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7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8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8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8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6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6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7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7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7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7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8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8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8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8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8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9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9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9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9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9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9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9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9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0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0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0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0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0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0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0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0.661cm" fo:margin-left="2cm" fo:margin-right="0.589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9:23:43.878200318</meta:creation-date>
    <dc:date>2020-02-24T09:15:44.940607539</dc:date>
    <meta:editing-duration>PT17H28M29S</meta:editing-duration>
    <meta:editing-cycles>1276</meta:editing-cycles>
    <meta:generator>LibreOffice/6.0.7.3$Linux_X86_64 LibreOffice_project/00m0$Build-3</meta:generator>
    <meta:document-statistic meta:table-count="10" meta:image-count="0" meta:object-count="0" meta:page-count="1" meta:paragraph-count="70" meta:word-count="662" meta:character-count="4133" meta:non-whitespace-character-count="3550"/>
  </office:meta>
</office:document-meta>
</file>